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862in"/>
    </style:style>
    <style:style style:name="co2" style:family="table-column">
      <style:table-column-properties fo:break-before="auto" style:column-width="2.2984in"/>
    </style:style>
    <style:style style:name="co3" style:family="table-column">
      <style:table-column-properties fo:break-before="auto" style:column-width="6.8598in"/>
    </style:style>
    <style:style style:name="co4" style:family="table-column">
      <style:table-column-properties fo:break-before="auto" style:column-width="2.3098in"/>
    </style:style>
    <style:style style:name="co5" style:family="table-column">
      <style:table-column-properties fo:break-before="auto" style:column-width="1.0362in"/>
    </style:style>
    <style:style style:name="co6" style:family="table-column">
      <style:table-column-properties fo:break-before="auto" style:column-width="0.894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219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fo:color="#000000" style:text-outline="false" style:text-line-through-style="none" style:font-name="Arial" fo:font-size="10pt" fo:language="none" fo:country="none" fo:font-style="normal" fo:text-shadow="none" style:text-underline-style="none" fo:font-weight="normal" style:text-underline-mode="continuous" style:text-line-through-mode="continuous" style:font-name-asian="Courier New" style:font-size-asian="10pt" style:language-asian="none" style:country-asian="none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ext-properties fo:color="#000000" style:font-name="Arial" fo:language="none" fo:country="none" style:font-name-asian="Courier New" style:language-asian="none" style:country-asian="none" style:font-name-complex="Courier New" style:language-complex="none" style:country-complex="none"/>
    </style:style>
    <style:style style:name="ce5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none" style:country-asian="none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transparent"/>
      <style:text-properties style:use-window-font-color="true"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  <style:map style:condition="cell-content()=[$Sheet1.$I$1]" style:apply-style-name="NO" style:base-cell-address="Sheet1.E1"/>
      <style:map style:condition="cell-content()=[$Sheet1.$H$1]" style:apply-style-name="YES" style:base-cell-address="Sheet1.E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/>
      <style:map style:condition="cell-content()=[$Sheet1.$I$1]" style:apply-style-name="NO" style:base-cell-address="Sheet1.E1"/>
      <style:map style:condition="cell-content()=[$Sheet1.$H$1]" style:apply-style-name="YES" style:base-cell-address="Sheet1.E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  <style:map style:condition="cell-content()=[$Sheet1.$I$1]" style:apply-style-name="NO" style:base-cell-address="Sheet1.E1"/>
      <style:map style:condition="cell-content()=[$Sheet1.$H$1]" style:apply-style-name="YES" style:base-cell-address="Sheet1.E1"/>
    </style:style>
    <style:style style:name="T1" style:family="text">
      <style:text-properties style:font-name="Arial"/>
    </style:style>
    <style:style style:name="T2" style:family="text">
      <style:text-properties fo:color="#000000" style:font-name="Arial" fo:font-size="10pt" style:font-name-asian="Courier New" style:font-size-asian="10pt" style:font-name-complex="Courier New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0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7" table:number-columns-repeated="247" table:default-cell-style-name="ce2"/>
        <table:table-row table:style-name="ro1">
          <table:table-cell table:style-name="ce1" office:value-type="string" table:number-columns-spanned="6" table:number-rows-spanned="1">
            <text:p>TemplateModel</text:p>
          </table:table-cell>
          <table:covered-table-cell table:number-columns-repeated="3"/>
          <table:covered-table-cell table:style-name="ce8"/>
          <table:covered-table-cell/>
          <table:table-cell/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47"/>
        </table:table-row>
        <table:table-row table:style-name="ro2">
          <table:table-cell table:style-name="ce1" office:value-type="string">
            <text:p>Class</text:p>
          </table:table-cell>
          <table:table-cell table:style-name="ce1" office:value-type="string">
            <text:p>Super class</text:p>
          </table:table-cell>
          <table:table-cell table:style-name="ce1" office:value-type="string">
            <text:p>API</text:p>
          </table:table-cell>
          <table:table-cell table:style-name="ce1" office:value-type="string">
            <text:p>Return Value</text:p>
          </table:table-cell>
          <table:table-cell table:style-name="ce9" office:value-type="string">
            <text:p>Standard API</text:p>
          </table:table-cell>
          <table:table-cell table:style-name="ce1" office:value-type="string">
            <text:p>Description</text:p>
          </table:table-cell>
          <table:table-cell table:style-name="ce1" table:number-columns-repeated="248"/>
          <table:table-cell table:number-columns-repeated="2"/>
        </table:table-row>
        <table:table-row table:style-name="ro2">
          <table:table-cell office:value-type="string">
            <text:p>TemplateObject</text:p>
          </table:table-cell>
          <table:table-cell office:value-type="string">
            <text:p>---</text:p>
          </table:table-cell>
          <table:table-cell office:value-type="string">
            <text:p>childArray()</text:p>
          </table:table-cell>
          <table:table-cell office:value-type="string">
            <text:p>Object[]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childAt(int)</text:p>
          </table:table-cell>
          <table:table-cell office:value-type="string">
            <text:p>TemplateObjec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childCount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childIterator()</text:p>
          </table:table-cell>
          <table:table-cell office:value-type="string">
            <text:p>Iterato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equals(Object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equalsObject(TemplateObject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equalsObjectNameOnly(TemplateObject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Documentation()</text:p>
          </table:table-cell>
          <table:table-cell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Id()</text:p>
          </table:table-cell>
          <table:table-cell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Name()</text:p>
          </table:table-cell>
          <table:table-cell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Parent()</text:p>
          </table:table-cell>
          <table:table-cell office:value-type="string">
            <text:p>TemplateObjec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Stereotype(String)</text:p>
          </table:table-cell>
          <table:table-cell table:style-name="ce3" office:value-type="string">
            <text:p>TemplateStereotype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StereotypeIgnoreCase(String)</text:p>
          </table:table-cell>
          <table:table-cell table:style-name="ce3" office:value-type="string">
            <text:p>TemplateStereotype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TaggedValue(String)</text:p>
          </table:table-cell>
          <table:table-cell table:style-name="ce3" office:value-type="string">
            <text:p>TemplateTaggedValue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TaggedValueIgnoreCase(String)</text:p>
          </table:table-cell>
          <table:table-cell table:style-name="ce3" office:value-type="string">
            <text:p>TemplateTaggedValue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hasStereotype(String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hasStereotypeIgnoreCase(String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hasTaggedValue(String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hasTaggedValueIgnoreCase(String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Clone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parentArray()</text:p>
          </table:table-cell>
          <table:table-cell office:value-type="string">
            <text:p>Object[]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parentAt(int)</text:p>
          </table:table-cell>
          <table:table-cell office:value-type="string">
            <text:p>TemplateObjec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parentCount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parentIterator()</text:p>
          </table:table-cell>
          <table:table-cell office:value-type="string">
            <text:p>Iterato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office:value-type="string">
            <text:p>TemplateAssociation</text:p>
          </table:table-cell>
          <table:table-cell office:value-type="string">
            <text:p>TemplateObject</text:p>
          </table:table-cell>
          <table:table-cell office:value-type="string">
            <text:p>associationClassArray()</text:p>
          </table:table-cell>
          <table:table-cell office:value-type="string">
            <text:p>Object[]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associationClassAt(int)</text:p>
          </table:table-cell>
          <table:table-cell table:style-name="ce3" office:value-type="string">
            <text:p>TemplateAssociationClass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associationClassCount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associationClassIterator()</text:p>
          </table:table-cell>
          <table:table-cell office:value-type="string">
            <text:p>Iterato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fromAssociationClassArray()</text:p>
          </table:table-cell>
          <table:table-cell office:value-type="string">
            <text:p>Object[]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fromAssociationClassAt(int)</text:p>
          </table:table-cell>
          <table:table-cell table:style-name="ce3" office:value-type="string">
            <text:p>TemplateAssociationClass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fromAssociationClassCount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fromAssociationClassIterator()</text:p>
          </table:table-cell>
          <table:table-cell office:value-type="string">
            <text:p>Iterato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FromElement()</text:p>
          </table:table-cell>
          <table:table-cell office:value-type="string">
            <text:p>TemplateObjec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From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ToElement()</text:p>
          </table:table-cell>
          <table:table-cell office:value-type="string">
            <text:p>TemplateObjec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To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Abstract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Derived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Leaf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oAssociationClassArray()</text:p>
          </table:table-cell>
          <table:table-cell office:value-type="string">
            <text:p>Object[]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oAssociationClassAt(int)</text:p>
          </table:table-cell>
          <table:table-cell table:style-name="ce3" office:value-type="string">
            <text:p>TemplateAssociationClass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oAssociationClassCount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oAssociationClassIterator()</text:p>
          </table:table-cell>
          <table:table-cell office:value-type="string">
            <text:p>Iterato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office:value-type="string">
            <text:p>TemplateAssociationClass</text:p>
          </table:table-cell>
          <table:table-cell office:value-type="string">
            <text:p>TemplateObject</text:p>
          </table:table-cell>
          <table:table-cell office:value-type="string">
            <text:p>getFromElement()</text:p>
          </table:table-cell>
          <table:table-cell office:value-type="string">
            <text:p>TemplateObjec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ToElement()</text:p>
          </table:table-cell>
          <table:table-cell office:value-type="string">
            <text:p>TemplateObjec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office:value-type="string">
            <text:p>TemplateAssociationEnd</text:p>
          </table:table-cell>
          <table:table-cell office:value-type="string">
            <text:p>TemplateObject</text:p>
          </table:table-cell>
          <table:table-cell office:value-type="string">
            <text:p>getAggregationKind()</text:p>
          </table:table-cell>
          <table:table-cell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Multiplicity()</text:p>
          </table:table-cell>
          <table:table-cell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Navigable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ReferencedAttribute()</text:p>
          </table:table-cell>
          <table:table-cell office:value-type="string">
            <text:p>TemplateAttribute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TypeModifier()</text:p>
          </table:table-cell>
          <table:table-cell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Visibility()</text:p>
          </table:table-cell>
          <table:table-cell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Ordered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ProvideGetterMethod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ProvideSetterMethod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Unique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office:value-type="string">
            <text:p>TemplateAttribute</text:p>
          </table:table-cell>
          <table:table-cell office:value-type="string">
            <text:p>TemplateObject</text:p>
          </table:table-cell>
          <table:table-cell office:value-type="string">
            <text:p>getInitialValue()</text:p>
          </table:table-cell>
          <table:table-cell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Multiplicity()</text:p>
          </table:table-cell>
          <table:table-cell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Scope()</text:p>
          </table:table-cell>
          <table:table-cell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TemplateTypeBindInfo()</text:p>
          </table:table-cell>
          <table:table-cell table:style-name="ce3" office:value-type="string">
            <text:p>TemplateTemplateTypeBindInfo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Type()</text:p>
          </table:table-cell>
          <table:table-cell office:value-type="string">
            <text:p>TemplateObjec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TypeModifier()</text:p>
          </table:table-cell>
          <table:table-cell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Visibility()</text:p>
          </table:table-cell>
          <table:table-cell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Abstract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HasGetter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HasSetter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Ordered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Unique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Visible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office:value-type="string">
            <text:p>TemplateClass</text:p>
          </table:table-cell>
          <table:table-cell office:value-type="string">
            <text:p>TemplateObject</text:p>
          </table:table-cell>
          <table:table-cell office:value-type="string">
            <text:p>associationArray()</text:p>
          </table:table-cell>
          <table:table-cell office:value-type="string">
            <text:p>Object[]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associationAt(int)</text:p>
          </table:table-cell>
          <table:table-cell table:style-name="ce3" office:value-type="string">
            <text:p>TemplateAssociatio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associationClassArray()</text:p>
          </table:table-cell>
          <table:table-cell office:value-type="string">
            <text:p>Object[]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associationClassAt(int)</text:p>
          </table:table-cell>
          <table:table-cell table:style-name="ce3" office:value-type="string">
            <text:p>TemplateAssociationClass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associationClassCount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associationClassIterator()</text:p>
          </table:table-cell>
          <table:table-cell office:value-type="string">
            <text:p>Iterato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associationCount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associationIterator()</text:p>
          </table:table-cell>
          <table:table-cell office:value-type="string">
            <text:p>Iterato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attributeArray()</text:p>
          </table:table-cell>
          <table:table-cell office:value-type="string">
            <text:p>Object[]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attributeAt(int)</text:p>
          </table:table-cell>
          <table:table-cell office:value-type="string">
            <text:p>TemplateAttribute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attributeCount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attributeIterator()</text:p>
          </table:table-cell>
          <table:table-cell office:value-type="string">
            <text:p>Iterato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containmentClassArray()</text:p>
          </table:table-cell>
          <table:table-cell office:value-type="string">
            <text:p>Object[]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containmentClassAt(int)</text:p>
          </table:table-cell>
          <table:table-cell office:value-type="string">
            <text:p>TemplateClass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containmentClassCount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containmentClassIterator()</text:p>
          </table:table-cell>
          <table:table-cell office:value-type="string">
            <text:p>Iterato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fromAssociationArray()</text:p>
          </table:table-cell>
          <table:table-cell office:value-type="string">
            <text:p>Object[]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fromAssociationAt(int)</text:p>
          </table:table-cell>
          <table:table-cell office:value-type="string">
            <text:p>TemplateAssociatio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fromAssociationClassArray()</text:p>
          </table:table-cell>
          <table:table-cell office:value-type="string">
            <text:p>Object[]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fromAssociationClassAt(int)</text:p>
          </table:table-cell>
          <table:table-cell table:style-name="ce3" office:value-type="string">
            <text:p>TemplateAssociationClass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fromAssociationClassCount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fromAssociationClassIterator()</text:p>
          </table:table-cell>
          <table:table-cell office:value-type="string">
            <text:p>Iterato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fromAssociationCount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fromAssociationIterator()</text:p>
          </table:table-cell>
          <table:table-cell office:value-type="string">
            <text:p>Iterato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neralizationArray()</text:p>
          </table:table-cell>
          <table:table-cell office:value-type="string">
            <text:p>Object[]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neralizationAt(int)</text:p>
          </table:table-cell>
          <table:table-cell table:style-name="ce3" office:value-type="string">
            <text:p>TemplateGeneralizatio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neralizationCount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neralizationIterator()</text:p>
          </table:table-cell>
          <table:table-cell office:value-type="string">
            <text:p>Iterato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Visibility()</text:p>
          </table:table-cell>
          <table:table-cell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Abstract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Active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Leaf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Root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operationArray()</text:p>
          </table:table-cell>
          <table:table-cell office:value-type="string">
            <text:p>Object[]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operationAt(int)</text:p>
          </table:table-cell>
          <table:table-cell table:style-name="ce3" office:value-type="string">
            <text:p>TemplateOperatio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operationCount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operationIterator()</text:p>
          </table:table-cell>
          <table:table-cell office:value-type="string">
            <text:p>Iterato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realizationArray()</text:p>
          </table:table-cell>
          <table:table-cell office:value-type="string">
            <text:p>Object[]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realizationAt(int)</text:p>
          </table:table-cell>
          <table:table-cell table:style-name="ce3" office:value-type="string">
            <text:p>TemplateRealizatio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realizationCount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realizationIterator()</text:p>
          </table:table-cell>
          <table:table-cell office:value-type="string">
            <text:p>Iterato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emplateParameterArray()</text:p>
          </table:table-cell>
          <table:table-cell office:value-type="string">
            <text:p>Object[]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emplateParameterAt(int)</text:p>
          </table:table-cell>
          <table:table-cell table:style-name="ce3" office:value-type="string">
            <text:p>TemplateTemplateParamete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emplateParameterCount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emplateParameterIterator()</text:p>
          </table:table-cell>
          <table:table-cell office:value-type="string">
            <text:p>Iterato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oAssociationArray()</text:p>
          </table:table-cell>
          <table:table-cell office:value-type="string">
            <text:p>Object[]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oAssociationAt(int)</text:p>
          </table:table-cell>
          <table:table-cell office:value-type="string">
            <text:p>TemplateAssociatio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oAssociationClassArray()</text:p>
          </table:table-cell>
          <table:table-cell office:value-type="string">
            <text:p>Object[]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oAssociationClassAt(int)</text:p>
          </table:table-cell>
          <table:table-cell table:style-name="ce3" office:value-type="string">
            <text:p>TemplateAssociationClass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oAssociationClassCount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oAssociationClassIterator()</text:p>
          </table:table-cell>
          <table:table-cell office:value-type="string">
            <text:p>Iterato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oAssociationCount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oAssociationIterator()</text:p>
          </table:table-cell>
          <table:table-cell office:value-type="string">
            <text:p>Iterato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office:value-type="string">
            <text:p>TemplateDataType</text:p>
          </table:table-cell>
          <table:table-cell office:value-type="string">
            <text:p>TemplateObject</text:p>
          </table:table-cell>
          <table:table-cell office:value-type="string">
            <text:p>templateParameterArray()</text:p>
          </table:table-cell>
          <table:table-cell office:value-type="string">
            <text:p>Object[]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emplateParameterAt(int)</text:p>
          </table:table-cell>
          <table:table-cell table:style-name="ce3" office:value-type="string">
            <text:p>TemplateTemplateParamete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emplateParameterCount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emplateParameterIterator()</text:p>
          </table:table-cell>
          <table:table-cell office:value-type="string">
            <text:p>Iterato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office:value-type="string">
            <text:p>TemplateGeneralization</text:p>
          </table:table-cell>
          <table:table-cell office:value-type="string">
            <text:p>TemplateObject</text:p>
          </table:table-cell>
          <table:table-cell office:value-type="string">
            <text:p>getFromElement()</text:p>
          </table:table-cell>
          <table:table-cell office:value-type="string">
            <text:p>TemplateObjec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TemplateTypeBindInfo()</text:p>
          </table:table-cell>
          <table:table-cell table:style-name="ce3" office:value-type="string">
            <text:p>TemplateTemplateTypeBindInfo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ToElement()</text:p>
          </table:table-cell>
          <table:table-cell office:value-type="string">
            <text:p>TemplateObjec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Substitutable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office:value-type="string">
            <text:p>TemplateOperation</text:p>
          </table:table-cell>
          <table:table-cell office:value-type="string">
            <text:p>TemplateObject</text:p>
          </table:table-cell>
          <table:table-cell office:value-type="string">
            <text:p>getReturnType()</text:p>
          </table:table-cell>
          <table:table-cell office:value-type="string">
            <text:p>TemplateObjec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ReturnTypeModifier()</text:p>
          </table:table-cell>
          <table:table-cell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Scope()</text:p>
          </table:table-cell>
          <table:table-cell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TemplateTypeBindInfo()</text:p>
          </table:table-cell>
          <table:table-cell table:style-name="ce3" office:value-type="string">
            <text:p>TemplateTemplateTypeBindInfo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Visibility()</text:p>
          </table:table-cell>
          <table:table-cell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Abstract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Query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Visible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parameterArray()</text:p>
          </table:table-cell>
          <table:table-cell office:value-type="string">
            <text:p>Object[]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parameterAt(int)</text:p>
          </table:table-cell>
          <table:table-cell table:style-name="ce3" office:value-type="string">
            <text:p>TemplateParamete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parameterCount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parameterIterator()</text:p>
          </table:table-cell>
          <table:table-cell office:value-type="string">
            <text:p>Iterato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raisedExceptionArray()</text:p>
          </table:table-cell>
          <table:table-cell office:value-type="string">
            <text:p>Object[]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raisedExceptionAt(int)</text:p>
          </table:table-cell>
          <table:table-cell office:value-type="string">
            <text:p>TemplateObjec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raisedExceptionCount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raisedExceptionIterator()</text:p>
          </table:table-cell>
          <table:table-cell office:value-type="string">
            <text:p>Iterato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emplateParameterArray()</text:p>
          </table:table-cell>
          <table:table-cell office:value-type="string">
            <text:p>Object[]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emplateParameterAt(int)</text:p>
          </table:table-cell>
          <table:table-cell table:style-name="ce3" office:value-type="string">
            <text:p>TemplateTemplateParamete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emplateParameterCount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emplateParameterIterator()</text:p>
          </table:table-cell>
          <table:table-cell office:value-type="string">
            <text:p>Iterato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office:value-type="string">
            <text:p>TemplatePackage</text:p>
          </table:table-cell>
          <table:table-cell office:value-type="string">
            <text:p>TemplateObject</text:p>
          </table:table-cell>
          <table:table-cell office:value-type="string">
            <text:p>classArray()</text:p>
          </table:table-cell>
          <table:table-cell office:value-type="string">
            <text:p>Object[]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classAt(int)</text:p>
          </table:table-cell>
          <table:table-cell table:style-name="ce3" office:value-type="string">
            <text:p>TemplateClass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classCount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classIterator()</text:p>
          </table:table-cell>
          <table:table-cell office:value-type="string">
            <text:p>Iterato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packageArray()</text:p>
          </table:table-cell>
          <table:table-cell office:value-type="string">
            <text:p>Object[]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packageAt(int)</text:p>
          </table:table-cell>
          <table:table-cell office:value-type="string">
            <text:p>TemplatePackage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packageCount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packageIterator()</text:p>
          </table:table-cell>
          <table:table-cell office:value-type="string">
            <text:p>Iterato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emplateParameterArray()</text:p>
          </table:table-cell>
          <table:table-cell office:value-type="string">
            <text:p>Object[]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emplateParameterAt(int)</text:p>
          </table:table-cell>
          <table:table-cell table:style-name="ce3" office:value-type="string">
            <text:p>TemplateTemplateParamete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emplateParameterCount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emplateParameterIterator()</text:p>
          </table:table-cell>
          <table:table-cell office:value-type="string">
            <text:p>Iterato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office:value-type="string">
            <text:p>TemplateParameter</text:p>
          </table:table-cell>
          <table:table-cell office:value-type="string">
            <text:p>TemplateObject</text:p>
          </table:table-cell>
          <table:table-cell office:value-type="string">
            <text:p>getDefaultValue()</text:p>
          </table:table-cell>
          <table:table-cell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Direction()</text:p>
          </table:table-cell>
          <table:table-cell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TemplateTypeBindInfo()</text:p>
          </table:table-cell>
          <table:table-cell table:style-name="ce3" office:value-type="string">
            <text:p>TemplateTemplateTypeBindInfo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Type()</text:p>
          </table:table-cell>
          <table:table-cell office:value-type="string">
            <text:p>TemplateObjec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TypeModifier()</text:p>
          </table:table-cell>
          <table:table-cell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office:value-type="string">
            <text:p>TemplateRealization</text:p>
          </table:table-cell>
          <table:table-cell office:value-type="string">
            <text:p>TemplateObject</text:p>
          </table:table-cell>
          <table:table-cell office:value-type="string">
            <text:p>getFromElement()</text:p>
          </table:table-cell>
          <table:table-cell office:value-type="string">
            <text:p>TemplateObjec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Mapping()</text:p>
          </table:table-cell>
          <table:table-cell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TemplateTypeBindInfo()</text:p>
          </table:table-cell>
          <table:table-cell table:style-name="ce3" office:value-type="string">
            <text:p>TemplateTemplateTypeBindInfo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ToElement()</text:p>
          </table:table-cell>
          <table:table-cell office:value-type="string">
            <text:p>TemplateObjec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office:value-type="string">
            <text:p>TemplateStereotype</text:p>
          </table:table-cell>
          <table:table-cell office:value-type="string">
            <text:p>TemplateObject</text:p>
          </table:table-cell>
          <table:table-cell table:number-columns-repeated="3" office:value-type="string">
            <text:p>---</text:p>
          </table:table-cell>
          <table:table-cell table:number-columns-repeated="251"/>
        </table:table-row>
        <table:table-row table:style-name="ro2">
          <table:table-cell office:value-type="string">
            <text:p>TemplateTaggedValue</text:p>
          </table:table-cell>
          <table:table-cell office:value-type="string">
            <text:p>TemplateObject</text:p>
          </table:table-cell>
          <table:table-cell office:value-type="string">
            <text:p>getType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Value()</text:p>
          </table:table-cell>
          <table:table-cell office:value-type="string">
            <text:p>TemplateObjec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office:value-type="string">
            <text:p>TemplateTemplateParameter</text:p>
          </table:table-cell>
          <table:table-cell office:value-type="string">
            <text:p>TemplateObject</text:p>
          </table:table-cell>
          <table:table-cell office:value-type="string">
            <text:p>getDefaultValue()</text:p>
          </table:table-cell>
          <table:table-cell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emplateTypeBindInfoArray()</text:p>
          </table:table-cell>
          <table:table-cell office:value-type="string">
            <text:p>Object[]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emplateTypeBindInfoAt(int)</text:p>
          </table:table-cell>
          <table:table-cell table:style-name="ce3" office:value-type="string">
            <text:p>TemplateTemplateTypeBindInfo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emplateTypeBindInfoCount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emplateTypeBindInfoIterator()</text:p>
          </table:table-cell>
          <table:table-cell office:value-type="string">
            <text:p>Iterato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ypeArray()</text:p>
          </table:table-cell>
          <table:table-cell office:value-type="string">
            <text:p>Object[]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ypeAt(int)</text:p>
          </table:table-cell>
          <table:table-cell office:value-type="string">
            <text:p>TemplateObjec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ypeCount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ypeIterator()</text:p>
          </table:table-cell>
          <table:table-cell office:value-type="string">
            <text:p>Iterato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ypeModifierArray()</text:p>
          </table:table-cell>
          <table:table-cell office:value-type="string">
            <text:p>Object[]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ypeModifierAt(int)</text:p>
          </table:table-cell>
          <table:table-cell table:style-name="ce3"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ypeModifierCount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ypeModifierIterator()</text:p>
          </table:table-cell>
          <table:table-cell office:value-type="string">
            <text:p>Iterato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office:value-type="string">
            <text:p>TemplateTemplateTypeBindDetails</text:p>
          </table:table-cell>
          <table:table-cell office:value-type="string">
            <text:p>TemplateObject</text:p>
          </table:table-cell>
          <table:table-cell office:value-type="string">
            <text:p>getArguments()</text:p>
          </table:table-cell>
          <table:table-cell table:style-name="ce3" office:value-type="string">
            <text:p>TemplateTemplateTypeBindInfo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Wildcard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office:value-type="string">
            <text:p>TemplateTemplateTypeBindInfo</text:p>
          </table:table-cell>
          <table:table-cell office:value-type="string">
            <text:p>TemplateObject</text:p>
          </table:table-cell>
          <table:table-cell office:value-type="string">
            <text:p>detailsArray()</text:p>
          </table:table-cell>
          <table:table-cell office:value-type="string">
            <text:p>Object[]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detailsAt(int)</text:p>
          </table:table-cell>
          <table:table-cell office:value-type="string">
            <text:p>TemplateTemplateTypeBindDetails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detailsCount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detailsIterator()</text:p>
          </table:table-cell>
          <table:table-cell office:value-type="string">
            <text:p>Iterato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BindedType()</text:p>
          </table:table-cell>
          <table:table-cell office:value-type="string">
            <text:p>TemplateObjec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TypeModifier()</text:p>
          </table:table-cell>
          <table:table-cell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office:value-type="string">
            <text:p>TemplateText</text:p>
          </table:table-cell>
          <table:table-cell office:value-type="string">
            <text:p>TemplateObject</text:p>
          </table:table-cell>
          <table:table-cell table:number-columns-repeated="3" office:value-type="string">
            <text:p>---</text:p>
          </table:table-cell>
          <table:table-cell table:number-columns-repeated="251"/>
        </table:table-row>
        <table:table-row table:style-name="ro2">
          <table:table-cell office:value-type="string">
            <text:p>TemplateTextType</text:p>
          </table:table-cell>
          <table:table-cell office:value-type="string">
            <text:p>TemplateText</text:p>
          </table:table-cell>
          <table:table-cell office:value-type="string">
            <text:p>templateParameterArray()</text:p>
          </table:table-cell>
          <table:table-cell office:value-type="string">
            <text:p>Object[]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emplateParameterAt(int)</text:p>
          </table:table-cell>
          <table:table-cell table:style-name="ce3" office:value-type="string">
            <text:p>TemplateTemplateParamete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emplateParameterCount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emplateParameterIterator()</text:p>
          </table:table-cell>
          <table:table-cell office:value-type="string">
            <text:p>Iterator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office:value-type="string">
            <text:p>TemplateUtilities</text:p>
          </table:table-cell>
          <table:table-cell office:value-type="string">
            <text:p>---</text:p>
          </table:table-cell>
          <table:table-cell office:value-type="string">
            <text:p>addPrefix(String, String)</text:p>
          </table:table-cell>
          <table:table-cell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firstLower(String)</text:p>
          </table:table-cell>
          <table:table-cell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firstUpper(String)</text:p>
          </table:table-cell>
          <table:table-cell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removePrefix(String, String)</text:p>
          </table:table-cell>
          <table:table-cell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CodeModel</text:p>
          </table:table-cell>
          <table:covered-table-cell table:number-columns-repeated="3"/>
          <table:covered-table-cell table:style-name="ce8"/>
          <table:covered-table-cell/>
          <table:table-cell table:number-columns-repeated="250"/>
        </table:table-row>
        <table:table-row table:style-name="ro2">
          <table:table-cell table:style-name="ce1" office:value-type="string">
            <text:p>Class</text:p>
          </table:table-cell>
          <table:table-cell table:style-name="ce1" office:value-type="string">
            <text:p>Super class</text:p>
          </table:table-cell>
          <table:table-cell table:style-name="ce1" office:value-type="string">
            <text:p>API</text:p>
          </table:table-cell>
          <table:table-cell table:style-name="ce1" office:value-type="string">
            <text:p>Return Value</text:p>
          </table:table-cell>
          <table:table-cell table:style-name="ce9" office:value-type="string">
            <text:p>Standard API</text:p>
          </table:table-cell>
          <table:table-cell table:style-name="ce1" office:value-type="string">
            <text:p>Description</text:p>
          </table:table-cell>
          <table:table-cell table:number-columns-repeated="250"/>
        </table:table-row>
        <table:table-row table:style-name="ro2">
          <table:table-cell office:value-type="string">
            <text:p>CodeAttribute</text:p>
          </table:table-cell>
          <table:table-cell office:value-type="string">
            <text:p>TemplateAttribute</text:p>
          </table:table-cell>
          <table:table-cell office:value-type="string">
            <text:p>getDeclarativeAttribute()</text:p>
          </table:table-cell>
          <table:table-cell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Storage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Const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Final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New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Readonly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Shadow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Transient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Volatile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WithEvent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office:value-type="string">
            <text:p>CodeClass</text:p>
          </table:table-cell>
          <table:table-cell office:value-type="string">
            <text:p>TemplateClass</text:p>
          </table:table-cell>
          <table:table-cell office:value-type="string">
            <text:p>getDeclarativeAttribute()</text:p>
          </table:table-cell>
          <table:table-cell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ManageType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Final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Interface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New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NotInheritable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Sealed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Shadow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Static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StereotypeInterface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office:value-type="string">
            <text:p>CodeOperation</text:p>
          </table:table-cell>
          <table:table-cell office:value-type="string">
            <text:p>TemplateOperation</text:p>
          </table:table-cell>
          <table:table-cell office:value-type="string">
            <text:p>getCharset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DeclarativeAttribute()</text:p>
          </table:table-cell>
          <table:table-cell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DllName()</text:p>
          </table:table-cell>
          <table:table-cell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MethodKind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OperatorType()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ProcedureName()</text:p>
          </table:table-cell>
          <table:table-cell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Const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Declare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Delegate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Extern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Final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Friend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Inline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Native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New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NotOverridable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Overload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Overridable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Override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Sealed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Shadow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Synchronized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Unsafe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Virtual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office:value-type="string">
            <text:p>CodeParameter</text:p>
          </table:table-cell>
          <table:table-cell office:value-type="string">
            <text:p>TemplateParameter</text:p>
          </table:table-cell>
          <table:table-cell office:value-type="string">
            <text:p>getDeclarativeAttribute()</text:p>
          </table:table-cell>
          <table:table-cell office:value-type="string">
            <text:p>String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Const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Final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Optional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ParamArray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Params()</text:p>
          </table:table-cell>
          <table:table-cell office:value-type="string">
            <text:p>boolean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ActionScript</text:p>
          </table:table-cell>
          <table:covered-table-cell table:number-columns-repeated="3"/>
          <table:covered-table-cell table:style-name="ce8"/>
          <table:covered-table-cell/>
          <table:table-cell table:number-columns-repeated="250"/>
        </table:table-row>
        <table:table-row table:style-name="ro2">
          <table:table-cell table:style-name="ce1" office:value-type="string">
            <text:p>Class</text:p>
          </table:table-cell>
          <table:table-cell table:style-name="ce1" office:value-type="string">
            <text:p>Super class</text:p>
          </table:table-cell>
          <table:table-cell table:style-name="ce1" office:value-type="string">
            <text:p>API</text:p>
          </table:table-cell>
          <table:table-cell table:style-name="ce1" office:value-type="string">
            <text:p>Return Value</text:p>
          </table:table-cell>
          <table:table-cell table:style-name="ce9" office:value-type="string">
            <text:p>Standard API</text:p>
          </table:table-cell>
          <table:table-cell table:style-name="ce1" office:value-type="string">
            <text:p>Description</text:p>
          </table:table-cell>
          <table:table-cell table:number-columns-repeated="250"/>
        </table:table-row>
        <table:table-row table:style-name="ro2">
          <table:table-cell office:value-type="string">
            <text:p>ActionScriptAssociation</text:p>
          </table:table-cell>
          <table:table-cell table:style-name="ce3" office:value-type="string">
            <text:p>TemplateAssociation</text:p>
          </table:table-cell>
          <table:table-cell office:value-type="string">
            <text:p>t_getAssociationClassElement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ssociationClassTo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lement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()</text:p>
          </table:table-cell>
          <table:table-cell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entElement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ossibleName(TemplateAttribute[]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TemplateAttribute[]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hasAssociationClass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ProvideG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ProvideS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Elem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rovideG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rovideS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ProvideG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ProvideS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String, 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ActionScriptAssociationClass</text:p>
          </table:table-cell>
          <table:table-cell table:style-name="ce3" office:value-type="string">
            <text:p>TemplateAssociationClass</text:p>
          </table:table-cell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()</text:p>
          </table:table-cell>
          <table:table-cell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Element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FromElement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From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ToElement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To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()</text:p>
          </table:table-cell>
          <table:table-cell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entElement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()</text:p>
          </table:table-cell>
          <table:table-cell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Elem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String, 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ActionScriptAssociationEnd</text:p>
          </table:table-cell>
          <table:table-cell table:style-name="ce4" office:value-type="string">
            <text:p>TemplateAssociationEnd</text:p>
          </table:table-cell>
          <table:table-cell table:number-columns-repeated="3" office:value-type="string">
            <text:p>---</text:p>
          </table:table-cell>
          <table:table-cell table:number-columns-repeated="251"/>
        </table:table-row>
        <table:table-row table:style-name="ro2">
          <table:table-cell office:value-type="string">
            <text:p>ActionScriptAttribute</text:p>
          </table:table-cell>
          <table:table-cell table:style-name="ce3" office:value-type="string">
            <text:p>CodeAttribute</text:p>
          </table:table-cell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tter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nitialValu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cop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etter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Name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ActionScriptClass</text:p>
          </table:table-cell>
          <table:table-cell table:style-name="ce3" office:value-type="string">
            <text:p>CodeClass</text:p>
          </table:table-cell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inal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ul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ullPackag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aliz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Classes()</text:p>
          </table:table-cell>
          <table:table-cell table:style-name="ce3" office:value-type="string">
            <text:p>TemplateClass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Classes(boolean)</text:p>
          </table:table-cell>
          <table:table-cell table:style-name="ce5" office:value-type="string">
            <text:p>TemplateClass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nterfac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ckageEnd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ckageIndent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ckageStart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Realiz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mportClassesCount()</text:p>
          </table:table-cell>
          <table:table-cell office:value-type="string">
            <text:p>in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ActionScriptOperation</text:p>
          </table:table-cell>
          <table:table-cell table:style-name="ce3" office:value-type="string">
            <text:p>CodeOperation</text:p>
          </table:table-cell>
          <table:table-cell office:value-type="string">
            <text:p>getReference()</text:p>
          </table:table-cell>
          <table:table-cell table:style-name="ce4" office:value-type="string">
            <text:p>ActionScriptOperation.Reference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hasReferen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Constructo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inal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Nativ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Overri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Retur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Return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ReturnTypeName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cop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ActionScriptOperation.Reference</text:p>
          </table:table-cell>
          <table:table-cell office:value-type="string">
            <text:p>---</text:p>
          </table:table-cell>
          <table:table-cell office:value-type="string">
            <text:p>getRef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RefObject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RefTemplat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ActionScriptPackage</text:p>
          </table:table-cell>
          <table:table-cell table:style-name="ce3" office:value-type="string">
            <text:p>TemplatePackage</text:p>
          </table:table-cell>
          <table:table-cell office:value-type="string">
            <text:p>t_getFullPackag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ActionScriptParameter</text:p>
          </table:table-cell>
          <table:table-cell table:style-name="ce3" office:value-type="string">
            <text:p>CodeParameter</text:p>
          </table:table-cell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Name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ActionScriptUtilities</text:p>
          </table:table-cell>
          <table:table-cell table:style-name="ce3" office:value-type="string">
            <text:p>TemplateUtilities</text:p>
          </table:table-cell>
          <table:table-cell office:value-type="string">
            <text:p>concatName(String, 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concatName(String, String, 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SimpleVisibility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ReservedWord(String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C++</text:p>
          </table:table-cell>
          <table:covered-table-cell table:number-columns-repeated="3"/>
          <table:covered-table-cell table:style-name="ce8"/>
          <table:covered-table-cell/>
          <table:table-cell table:number-columns-repeated="250"/>
        </table:table-row>
        <table:table-row table:style-name="ro2">
          <table:table-cell table:style-name="ce1" office:value-type="string">
            <text:p>Class</text:p>
          </table:table-cell>
          <table:table-cell table:style-name="ce1" office:value-type="string">
            <text:p>Super class</text:p>
          </table:table-cell>
          <table:table-cell table:style-name="ce1" office:value-type="string">
            <text:p>API</text:p>
          </table:table-cell>
          <table:table-cell table:style-name="ce1" office:value-type="string">
            <text:p>Return Value</text:p>
          </table:table-cell>
          <table:table-cell table:style-name="ce9" office:value-type="string">
            <text:p>Standard API</text:p>
          </table:table-cell>
          <table:table-cell table:style-name="ce1" office:value-type="string">
            <text:p>Description</text:p>
          </table:table-cell>
          <table:table-cell table:number-columns-repeated="250"/>
        </table:table-row>
        <table:table-row table:style-name="ro2">
          <table:table-cell office:value-type="string">
            <text:p>CPlusPlusAssociation</text:p>
          </table:table-cell>
          <table:table-cell table:style-name="ce3" office:value-type="string">
            <text:p>TemplateAssociation</text:p>
          </table:table-cell>
          <table:table-cell office:value-type="string">
            <text:p>t_getAssociationClassElement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ssociationClassToElementFul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ssociationClassTo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Collection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lement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lementFul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lementFul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ca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entElement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ossibleName(TemplateAttribute[]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TemplateAttribute[]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lementFul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hasAssociationClass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ProvideG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ProvideS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Elem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rovideG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rovideS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ProvideG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ProvideS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String, 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CPlusPlusAssociationClass</text:p>
          </table:table-cell>
          <table:table-cell table:style-name="ce3" office:value-type="string">
            <text:p>TemplateAssociationClass</text:p>
          </table:table-cell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Element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ElementFul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FromElement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FromElementFul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From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ToElement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ToElementFul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To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ca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entElement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Elem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String, 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CPlusPlusAssociationEnd</text:p>
          </table:table-cell>
          <table:table-cell office:value-type="string">
            <text:p>TemplateAssociationEnd</text:p>
          </table:table-cell>
          <table:table-cell table:number-columns-repeated="3" office:value-type="string">
            <text:p>---</text:p>
          </table:table-cell>
          <table:table-cell table:number-columns-repeated="251"/>
        </table:table-row>
        <table:table-row table:style-name="ro2">
          <table:table-cell office:value-type="string">
            <text:p>CPlusPlusAttribute</text:p>
          </table:table-cell>
          <table:table-cell table:style-name="ce3" office:value-type="string">
            <text:p>CodeAttribute</text:p>
          </table:table-cell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Const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eclarativeAttribute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ic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tter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nitialValu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ca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utabl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cop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etter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Modifier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Volatil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CPlusPlusClass</text:p>
          </table:table-cell>
          <table:table-cell table:style-name="ce3" office:value-type="string">
            <text:p>CodeClass</text:p>
          </table:table-cell>
          <table:table-cell office:value-type="string">
            <text:p>t_getAbstract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eclarativeAttribute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efinition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i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ul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ullPackag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alizationRealiz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ic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ic(String, boolean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Classes()</text:p>
          </table:table-cell>
          <table:table-cell office:value-type="string">
            <text:p>TemplateClass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Classes(boolean)</text:p>
          </table:table-cell>
          <table:table-cell office:value-type="string">
            <text:p>TemplateClass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Classes(String)</text:p>
          </table:table-cell>
          <table:table-cell office:value-type="string">
            <text:p>TemplateClass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nterfac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anageTyp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ossiblePackages()</text:p>
          </table:table-cell>
          <table:table-cell office:value-type="string">
            <text:p>String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ealed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tatic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emplateParameters(boolean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mportClassesCount()</text:p>
          </table:table-cell>
          <table:table-cell office:value-type="string">
            <text:p>in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ackageIterator()</text:p>
          </table:table-cell>
          <table:table-cell office:value-type="string">
            <text:p>Iterator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CPlusPlusEnum</text:p>
          </table:table-cell>
          <table:table-cell office:value-type="string">
            <text:p>CPlusPlusClass</text:p>
          </table:table-cell>
          <table:table-cell office:value-type="string">
            <text:p>enumValueArray()</text:p>
          </table:table-cell>
          <table:table-cell office:value-type="string">
            <text:p>Object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enumValueAt(int)</text:p>
          </table:table-cell>
          <table:table-cell office:value-type="string">
            <text:p>CPlusPlusEnumValue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enumValueCount()</text:p>
          </table:table-cell>
          <table:table-cell office:value-type="string">
            <text:p>in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enumValueIterator()</text:p>
          </table:table-cell>
          <table:table-cell office:value-type="string">
            <text:p>Iterator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CPlusPlusEnumValue</text:p>
          </table:table-cell>
          <table:table-cell office:value-type="string">
            <text:p>CPlusPlusAttribute</text:p>
          </table:table-cell>
          <table:table-cell table:number-columns-repeated="3" office:value-type="string">
            <text:p>---</text:p>
          </table:table-cell>
          <table:table-cell table:number-columns-repeated="251"/>
        </table:table-row>
        <table:table-row table:style-name="ro2">
          <table:table-cell office:value-type="string">
            <text:p>CPlusPlusGeneralization</text:p>
          </table:table-cell>
          <table:table-cell table:style-name="ce3" office:value-type="string">
            <text:p>TemplateGeneralization</text:p>
          </table:table-cell>
          <table:table-cell office:value-type="string">
            <text:p>t_getFrom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ic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CPlusPlusOperation</text:p>
          </table:table-cell>
          <table:table-cell table:style-name="ce3" office:value-type="string">
            <text:p>CodeOperation</text:p>
          </table:table-cell>
          <table:table-cell office:value-type="string">
            <text:p>getReference()</text:p>
          </table:table-cell>
          <table:table-cell office:value-type="string">
            <text:p>CPlusPlusOperation.Reference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hasReferen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Constructo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Const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eclarativeAttribute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iend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ic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ethodKind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ReturnTypeModifier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Return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cop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ealed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emplateParameters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Virtual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CPlusPlusOperation.Reference</text:p>
          </table:table-cell>
          <table:table-cell office:value-type="string">
            <text:p>---</text:p>
          </table:table-cell>
          <table:table-cell office:value-type="string">
            <text:p>getRef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RefObject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RefTemplat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CPlusPlusPackage</text:p>
          </table:table-cell>
          <table:table-cell table:style-name="ce3" office:value-type="string">
            <text:p>TemplatePackage</text:p>
          </table:table-cell>
          <table:table-cell office:value-type="string">
            <text:p>t_getFullPackag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CPlusPlusParameter</text:p>
          </table:table-cell>
          <table:table-cell table:style-name="ce3" office:value-type="string">
            <text:p>CodeParameter</text:p>
          </table:table-cell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Const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eclarativeAttribut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efaultValu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ic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Modifier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CPlusPlusRealization</text:p>
          </table:table-cell>
          <table:table-cell table:style-name="ce3" office:value-type="string">
            <text:p>TemplateRealization</text:p>
          </table:table-cell>
          <table:table-cell office:value-type="string">
            <text:p>t_getFrom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ic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CPlusPlusStruct</text:p>
          </table:table-cell>
          <table:table-cell office:value-type="string">
            <text:p>CPlusPlusClass</text:p>
          </table:table-cell>
          <table:table-cell table:number-columns-repeated="3" office:value-type="string">
            <text:p>---</text:p>
          </table:table-cell>
          <table:table-cell table:number-columns-repeated="251"/>
        </table:table-row>
        <table:table-row table:style-name="ro2">
          <table:table-cell office:value-type="string">
            <text:p>CPlusPlusTemplateParameter</text:p>
          </table:table-cell>
          <table:table-cell table:style-name="ce3" office:value-type="string">
            <text:p>TemplateTemplateParameter</text:p>
          </table:table-cell>
          <table:table-cell office:value-type="string">
            <text:p>t_getDefaultValu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ic(boolean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CPlusPlusTemplateTypeBindDetails</text:p>
          </table:table-cell>
          <table:table-cell table:style-name="ce3" office:value-type="string">
            <text:p>TemplateTemplateTypeBindDetails</text:p>
          </table:table-cell>
          <table:table-cell office:value-type="string">
            <text:p>t_getArguments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CPlusPlusTemplateTypeBindInfo</text:p>
          </table:table-cell>
          <table:table-cell table:style-name="ce3" office:value-type="string">
            <text:p>TemplateTemplateTypeBindInfo</text:p>
          </table:table-cell>
          <table:table-cell office:value-type="string">
            <text:p>t_getBinded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etails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CPlusPlusTextType</text:p>
          </table:table-cell>
          <table:table-cell table:style-name="ce3" office:value-type="string">
            <text:p>TemplateTextType</text:p>
          </table:table-cell>
          <table:table-cell office:value-type="string">
            <text:p>getType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CPlusPlusUtilities</text:p>
          </table:table-cell>
          <table:table-cell office:value-type="string">
            <text:p>TemplateUtilities</text:p>
          </table:table-cell>
          <table:table-cell office:value-type="string">
            <text:p>concatName(String, 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concatName(String, String, 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convertPackage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GenericTemplateTypeBindInfo(TemplateClass, TemplateClass, CPlusPlusTemplateTypeBindInfo)</text:p>
          </table:table-cell>
          <table:table-cell table:style-name="ce3" office:value-type="string">
            <text:p>CPlusPlusTemplateTypeBindInfo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GenericTypeInfo(TemplateClass, TemplateClass, TemplateObject, TemplateTemplateTypeBindInfo)</text:p>
          </table:table-cell>
          <table:table-cell table:style-name="ce3" office:value-type="string">
            <text:p>CPlusPlusUtilities.GenericTypeInfo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GenericTypeInfo(TemplateClass, TemplateClass, TemplateTemplateParameter)</text:p>
          </table:table-cell>
          <table:table-cell table:style-name="ce3" office:value-type="string">
            <text:p>CPlusPlusUtilities.GenericTypeInfo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LastPackage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PackageLevel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SamePackage(String, 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SimpleVisibility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Stack(Map, String)</text:p>
          </table:table-cell>
          <table:table-cell table:style-name="ce6" office:value-type="string">
            <text:p>Stack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ReservedWord(String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oPackagePart(String)</text:p>
          </table:table-cell>
          <table:table-cell office:value-type="string">
            <text:p>Lis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CPlusPlusUtilities.GenericTypeInfo</text:p>
          </table:table-cell>
          <table:table-cell office:value-type="string">
            <text:p>---</text:p>
          </table:table-cell>
          <table:table-cell office:value-type="string">
            <text:p>getType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TypeModifier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Delphi</text:p>
          </table:table-cell>
          <table:covered-table-cell table:number-columns-repeated="3"/>
          <table:covered-table-cell table:style-name="ce8"/>
          <table:covered-table-cell/>
          <table:table-cell table:number-columns-repeated="250"/>
        </table:table-row>
        <table:table-row table:style-name="ro2">
          <table:table-cell table:style-name="ce1" office:value-type="string">
            <text:p>Class</text:p>
          </table:table-cell>
          <table:table-cell table:style-name="ce1" office:value-type="string">
            <text:p>Super class</text:p>
          </table:table-cell>
          <table:table-cell table:style-name="ce1" office:value-type="string">
            <text:p>API</text:p>
          </table:table-cell>
          <table:table-cell table:style-name="ce1" office:value-type="string">
            <text:p>Return Value</text:p>
          </table:table-cell>
          <table:table-cell table:style-name="ce9" office:value-type="string">
            <text:p>Standard API</text:p>
          </table:table-cell>
          <table:table-cell table:style-name="ce1" office:value-type="string">
            <text:p>Description</text:p>
          </table:table-cell>
          <table:table-cell table:number-columns-repeated="250"/>
        </table:table-row>
        <table:table-row table:style-name="ro2">
          <table:table-cell office:value-type="string">
            <text:p>DelphiAssociation</text:p>
          </table:table-cell>
          <table:table-cell table:style-name="ce3" office:value-type="string">
            <text:p>TemplateAssociation</text:p>
          </table:table-cell>
          <table:table-cell office:value-type="string">
            <text:p>t_getAdd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ssociationClassElement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ssociationClassTo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lement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()</text:p>
          </table:table-cell>
          <table:table-cell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t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ca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entElement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ossibleName(TemplateAttribute[]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Remove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et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TemplateAttribute[]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hasAssociationClass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ProvideG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ProvideS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Elem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rovideG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rovideS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ProvideG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ProvideS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String, String, 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DelphiAssociationClass</text:p>
          </table:table-cell>
          <table:table-cell office:value-type="string">
            <text:p>TemplateAssociationClass</text:p>
          </table:table-cell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()</text:p>
          </table:table-cell>
          <table:table-cell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Element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FromElement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From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ToElement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To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()</text:p>
          </table:table-cell>
          <table:table-cell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t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ca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entElement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et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()</text:p>
          </table:table-cell>
          <table:table-cell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Elem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String, String, 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DelphiAssociationEnd</text:p>
          </table:table-cell>
          <table:table-cell office:value-type="string">
            <text:p>TemplateAssociationEnd</text:p>
          </table:table-cell>
          <table:table-cell table:number-columns-repeated="3" office:value-type="string">
            <text:p>---</text:p>
          </table:table-cell>
          <table:table-cell table:number-columns-repeated="251"/>
        </table:table-row>
        <table:table-row table:style-name="ro2">
          <table:table-cell office:value-type="string">
            <text:p>DelphiAttribute</text:p>
          </table:table-cell>
          <table:table-cell table:style-name="ce3" office:value-type="string">
            <text:p>CodeAttribute</text:p>
          </table:table-cell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Const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tter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nitialValu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ca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etter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Name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String, 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DelphiClass</text:p>
          </table:table-cell>
          <table:table-cell office:value-type="string">
            <text:p>CodeClass</text:p>
          </table:table-cell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ul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ullPackag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alizationRealiz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Classes()</text:p>
          </table:table-cell>
          <table:table-cell table:style-name="ce3" office:value-type="string">
            <text:p>TemplateClass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Classes(boolean)</text:p>
          </table:table-cell>
          <table:table-cell table:style-name="ce3" office:value-type="string">
            <text:p>TemplateClass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nterfac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ckageParent()</text:p>
          </table:table-cell>
          <table:table-cell table:style-name="ce3" office:value-type="string">
            <text:p>TemplatePackage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mportClassesCount()</text:p>
          </table:table-cell>
          <table:table-cell office:value-type="string">
            <text:p>in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DelphiOperation</text:p>
          </table:table-cell>
          <table:table-cell table:style-name="ce3" office:value-type="string">
            <text:p>CodeOperation</text:p>
          </table:table-cell>
          <table:table-cell office:value-type="string">
            <text:p>getReference()</text:p>
          </table:table-cell>
          <table:table-cell office:value-type="string">
            <text:p><text:span text:style-name="T1">DelphiOperation.</text:span><text:span text:style-name="T2">Reference</text:span>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hasReferen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Constructo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bstract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Class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Content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ethodKind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Overload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Overri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Return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ReturnTypeName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Virtual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String, 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<text:span text:style-name="T1">DelphiOperation.</text:span><text:span text:style-name="T2">Reference</text:span></text:p>
          </table:table-cell>
          <table:table-cell office:value-type="string">
            <text:p>---</text:p>
          </table:table-cell>
          <table:table-cell office:value-type="string">
            <text:p>getRef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RefObject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RefTemplat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DelphiPackage</text:p>
          </table:table-cell>
          <table:table-cell table:style-name="ce3" office:value-type="string">
            <text:p>TemplatePackage</text:p>
          </table:table-cell>
          <table:table-cell office:value-type="string">
            <text:p>t_getFullPackag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(String, String, 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Classes()</text:p>
          </table:table-cell>
          <table:table-cell table:style-name="ce3" office:value-type="string">
            <text:p>TemplateClass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Packages()</text:p>
          </table:table-cell>
          <table:table-cell table:style-name="ce3" office:value-type="string">
            <text:p>TemplatePackage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DelphiParameter</text:p>
          </table:table-cell>
          <table:table-cell table:style-name="ce3" office:value-type="string">
            <text:p>CodeParameter</text:p>
          </table:table-cell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Const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efaultValu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Name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DelphiUtilities</text:p>
          </table:table-cell>
          <table:table-cell office:value-type="string">
            <text:p>TemplateUtilities</text:p>
          </table:table-cell>
          <table:table-cell office:value-type="string">
            <text:p>concatName(String, 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concatName(String, String, 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Indentation(String, int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InheritanceCount(TemplateClass, Map)</text:p>
          </table:table-cell>
          <table:table-cell office:value-type="string">
            <text:p>in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SimpleVisibility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ReservedWord(String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oArray(TemplateObject[])</text:p>
          </table:table-cell>
          <table:table-cell table:style-name="ce3" office:value-type="string">
            <text:p>TemplateObject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IDL</text:p>
          </table:table-cell>
          <table:covered-table-cell table:number-columns-repeated="3"/>
          <table:covered-table-cell table:style-name="ce8"/>
          <table:covered-table-cell/>
          <table:table-cell table:number-columns-repeated="250"/>
        </table:table-row>
        <table:table-row table:style-name="ro2">
          <table:table-cell table:style-name="ce1" office:value-type="string">
            <text:p>Class</text:p>
          </table:table-cell>
          <table:table-cell table:style-name="ce1" office:value-type="string">
            <text:p>Super class</text:p>
          </table:table-cell>
          <table:table-cell table:style-name="ce1" office:value-type="string">
            <text:p>API</text:p>
          </table:table-cell>
          <table:table-cell table:style-name="ce1" office:value-type="string">
            <text:p>Return Value</text:p>
          </table:table-cell>
          <table:table-cell table:style-name="ce9" office:value-type="string">
            <text:p>Standard API</text:p>
          </table:table-cell>
          <table:table-cell table:style-name="ce1" office:value-type="string">
            <text:p>Description</text:p>
          </table:table-cell>
          <table:table-cell table:number-columns-repeated="250"/>
        </table:table-row>
        <table:table-row table:style-name="ro2">
          <table:table-cell office:value-type="string">
            <text:p>IdlArrayType</text:p>
          </table:table-cell>
          <table:table-cell office:value-type="string">
            <text:p>TemplateObject</text:p>
          </table:table-cell>
          <table:table-cell office:value-type="string">
            <text:p>getDimensions()</text:p>
          </table:table-cell>
          <table:table-cell office:value-type="string">
            <text:p>in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Type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efinitionNames()</text:p>
          </table:table-cell>
          <table:table-cell office:value-type="string">
            <text:p>String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ValueTypeNames()</text:p>
          </table:table-cell>
          <table:table-cell office:value-type="string">
            <text:p>String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ValueTypeType(int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ackageIterator()</text:p>
          </table:table-cell>
          <table:table-cell office:value-type="string">
            <text:p>Iterator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IdlAssociation</text:p>
          </table:table-cell>
          <table:table-cell office:value-type="string">
            <text:p>TemplateAssociation</text:p>
          </table:table-cell>
          <table:table-cell office:value-type="string">
            <text:p>t_getAssociationClassElement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ssociationClassTo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lement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lementArray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()</text:p>
          </table:table-cell>
          <table:table-cell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ca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entElement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ossibleName(TemplateAttribute[]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TemplateAttribute[]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hasAssociationClass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ProvideG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ProvideS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Elem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rovideG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rovideS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ProvideG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ProvideS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String, 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IdlAssociationClass</text:p>
          </table:table-cell>
          <table:table-cell table:style-name="ce3" office:value-type="string">
            <text:p>TemplateAssociationClass</text:p>
          </table:table-cell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From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From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To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To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ca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ent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table:style-name="ce3"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Elem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String, 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IdlAssociationEnd</text:p>
          </table:table-cell>
          <table:table-cell table:style-name="ce3" office:value-type="string">
            <text:p>TemplateAssociationEnd</text:p>
          </table:table-cell>
          <table:table-cell table:number-columns-repeated="3" office:value-type="string">
            <text:p>---</text:p>
          </table:table-cell>
          <table:table-cell table:number-columns-repeated="251"/>
        </table:table-row>
        <table:table-row table:style-name="ro2">
          <table:table-cell office:value-type="string">
            <text:p>IdlAttribute</text:p>
          </table:table-cell>
          <table:table-cell table:style-name="ce3" office:value-type="string">
            <text:p>CodeAttribute</text:p>
          </table:table-cell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Const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tter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nitialValu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ca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etter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NamePost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IdlClass</text:p>
          </table:table-cell>
          <table:table-cell office:value-type="string">
            <text:p>CodeClass</text:p>
          </table:table-cell>
          <table:table-cell office:value-type="string">
            <text:p>t_getAbstract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i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ul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ullPackag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alizationRealiz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Classes()</text:p>
          </table:table-cell>
          <table:table-cell table:style-name="ce3" office:value-type="string">
            <text:p>TemplateClass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Classes(boolean)</text:p>
          </table:table-cell>
          <table:table-cell table:style-name="ce3" office:value-type="string">
            <text:p>TemplateClass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mportClassesCount()</text:p>
          </table:table-cell>
          <table:table-cell office:value-type="string">
            <text:p>in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ackageIterator()</text:p>
          </table:table-cell>
          <table:table-cell office:value-type="string">
            <text:p>Iterator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IdlEnum</text:p>
          </table:table-cell>
          <table:table-cell office:value-type="string">
            <text:p>IdlClass</text:p>
          </table:table-cell>
          <table:table-cell office:value-type="string">
            <text:p>enumValueArray()</text:p>
          </table:table-cell>
          <table:table-cell office:value-type="string">
            <text:p>Object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enumValueAt(int)</text:p>
          </table:table-cell>
          <table:table-cell office:value-type="string">
            <text:p>IdlEnumValue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enumValueCount()</text:p>
          </table:table-cell>
          <table:table-cell office:value-type="string">
            <text:p>in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enumValueIterator()</text:p>
          </table:table-cell>
          <table:table-cell office:value-type="string">
            <text:p>Iterator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IdlEnumValue</text:p>
          </table:table-cell>
          <table:table-cell office:value-type="string">
            <text:p>IdlAttribute</text:p>
          </table:table-cell>
          <table:table-cell table:number-columns-repeated="3" office:value-type="string">
            <text:p>---</text:p>
          </table:table-cell>
          <table:table-cell table:number-columns-repeated="251"/>
        </table:table-row>
        <table:table-row table:style-name="ro2">
          <table:table-cell office:value-type="string">
            <text:p>IdlOperation</text:p>
          </table:table-cell>
          <table:table-cell office:value-type="string">
            <text:p>CodeOperation</text:p>
          </table:table-cell>
          <table:table-cell office:value-type="string">
            <text:p>getReference()</text:p>
          </table:table-cell>
          <table:table-cell office:value-type="string">
            <text:p>IdlOperation.Reference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hasReferen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Constructo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Constructor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Return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IdlOperation.Reference</text:p>
          </table:table-cell>
          <table:table-cell office:value-type="string">
            <text:p>---</text:p>
          </table:table-cell>
          <table:table-cell office:value-type="string">
            <text:p>getRef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RefObject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RefTemplat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IdlPackage</text:p>
          </table:table-cell>
          <table:table-cell office:value-type="string">
            <text:p>TemplatePackage</text:p>
          </table:table-cell>
          <table:table-cell office:value-type="string">
            <text:p>t_getFullPackag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IdlParameter</text:p>
          </table:table-cell>
          <table:table-cell office:value-type="string">
            <text:p>CodeParameter</text:p>
          </table:table-cell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irec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IdlStruct</text:p>
          </table:table-cell>
          <table:table-cell office:value-type="string">
            <text:p>IdlClass</text:p>
          </table:table-cell>
          <table:table-cell office:value-type="string">
            <text:p>structValueArray()</text:p>
          </table:table-cell>
          <table:table-cell office:value-type="string">
            <text:p>Object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structValueAt(int)</text:p>
          </table:table-cell>
          <table:table-cell office:value-type="string">
            <text:p>IdlStructValue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structValueCount()</text:p>
          </table:table-cell>
          <table:table-cell office:value-type="string">
            <text:p>in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structValueIterator()</text:p>
          </table:table-cell>
          <table:table-cell office:value-type="string">
            <text:p>Iterator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IdlStructValue</text:p>
          </table:table-cell>
          <table:table-cell office:value-type="string">
            <text:p>IdlAttribute</text:p>
          </table:table-cell>
          <table:table-cell table:number-columns-repeated="3" office:value-type="string">
            <text:p>---</text:p>
          </table:table-cell>
          <table:table-cell table:number-columns-repeated="251"/>
        </table:table-row>
        <table:table-row table:style-name="ro2">
          <table:table-cell office:value-type="string">
            <text:p>IdlUtilities</text:p>
          </table:table-cell>
          <table:table-cell office:value-type="string">
            <text:p>TemplateUtilities</text:p>
          </table:table-cell>
          <table:table-cell office:value-type="string">
            <text:p>concatName(String, 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concatName(String, String, 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convertPackage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SimpleVisibility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ReservedWord(String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oFinalTypeName(TemplateObject, String, Map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Java</text:p>
          </table:table-cell>
          <table:covered-table-cell table:number-columns-repeated="3"/>
          <table:covered-table-cell table:style-name="ce8"/>
          <table:covered-table-cell/>
          <table:table-cell table:number-columns-repeated="250"/>
        </table:table-row>
        <table:table-row table:style-name="ro2">
          <table:table-cell table:style-name="ce1" office:value-type="string">
            <text:p>Class</text:p>
          </table:table-cell>
          <table:table-cell table:style-name="ce1" office:value-type="string">
            <text:p>Super class</text:p>
          </table:table-cell>
          <table:table-cell table:style-name="ce1" office:value-type="string">
            <text:p>API</text:p>
          </table:table-cell>
          <table:table-cell table:style-name="ce1" office:value-type="string">
            <text:p>Return Value</text:p>
          </table:table-cell>
          <table:table-cell table:style-name="ce9" office:value-type="string">
            <text:p>Standard API</text:p>
          </table:table-cell>
          <table:table-cell table:style-name="ce1" office:value-type="string">
            <text:p>Description</text:p>
          </table:table-cell>
          <table:table-cell table:number-columns-repeated="250"/>
        </table:table-row>
        <table:table-row table:style-name="ro2">
          <table:table-cell office:value-type="string">
            <text:p>JavaAntBuild</text:p>
          </table:table-cell>
          <table:table-cell office:value-type="string">
            <text:p>TemplateObject</text:p>
          </table:table-cell>
          <table:table-cell office:value-type="string">
            <text:p>t_getFiles(Map)</text:p>
          </table:table-cell>
          <table:table-cell office:value-type="string">
            <text:p>String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JavaAssociation</text:p>
          </table:table-cell>
          <table:table-cell office:value-type="string">
            <text:p>TemplateAssociation</text:p>
          </table:table-cell>
          <table:table-cell office:value-type="string">
            <text:p>t_getAssociationClass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ssociationClass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ssociationClassElementName(JavaClass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CollectionDefaultValu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CollectionDefaultValueTyp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Collection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lementName(JavaClass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lementName(JavaClass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ca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ent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ossibleName(TemplateAttribute[]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table:style-name="ce3"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TemplateAttribute[]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lementName(JavaClass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hasAssociationClass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ProvideG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ProvideS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Elem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rovideG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rovideS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ProvideG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ProvideS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String, 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JavaAssociationClass</text:p>
          </table:table-cell>
          <table:table-cell table:style-name="ce3" office:value-type="string">
            <text:p>TemplateAssociationClass</text:p>
          </table:table-cell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From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From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To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To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ca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ent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Elem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String, 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JavaAssociationEnd</text:p>
          </table:table-cell>
          <table:table-cell table:style-name="ce3" office:value-type="string">
            <text:p>TemplateAssociationEnd</text:p>
          </table:table-cell>
          <table:table-cell table:number-columns-repeated="3" office:value-type="string">
            <text:p>---</text:p>
          </table:table-cell>
          <table:table-cell table:number-columns-repeated="251"/>
        </table:table-row>
        <table:table-row table:style-name="ro2">
          <table:table-cell office:value-type="string">
            <text:p>JavaAttribute</text:p>
          </table:table-cell>
          <table:table-cell table:style-name="ce3" office:value-type="string">
            <text:p>CodeAttribute</text:p>
          </table:table-cell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inal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ic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ic(JavaClass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tterPrefix(JavaClass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nitialValu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ca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table:style-name="ce3"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cop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etter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ransient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Modifier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Name(JavaClass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Volatil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JavaClass</text:p>
          </table:table-cell>
          <table:table-cell table:style-name="ce3" office:value-type="string">
            <text:p>CodeClass</text:p>
          </table:table-cell>
          <table:table-cell office:value-type="string">
            <text:p>enumArray()</text:p>
          </table:table-cell>
          <table:table-cell office:value-type="string">
            <text:p>Object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enumAt(int)</text:p>
          </table:table-cell>
          <table:table-cell office:value-type="string">
            <text:p>JavaEnum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enumCount()</text:p>
          </table:table-cell>
          <table:table-cell office:value-type="string">
            <text:p>in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enumIterator()</text:p>
          </table:table-cell>
          <table:table-cell office:value-type="string">
            <text:p>Iterator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bstract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llImportClasses()</text:p>
          </table:table-cell>
          <table:table-cell office:value-type="string">
            <text:p>TemplateObject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inal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ul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ullPackag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aliz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ic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Classes()</text:p>
          </table:table-cell>
          <table:table-cell office:value-type="string">
            <text:p>TemplateObject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Classes(boolean)</text:p>
          </table:table-cell>
          <table:table-cell office:value-type="string">
            <text:p>TemplateObject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nterfac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ckag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Realiz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tatic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emplateParameters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mportClassesCount()</text:p>
          </table:table-cell>
          <table:table-cell office:value-type="string">
            <text:p>in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JavaEnum</text:p>
          </table:table-cell>
          <table:table-cell office:value-type="string">
            <text:p>JavaClass</text:p>
          </table:table-cell>
          <table:table-cell office:value-type="string">
            <text:p>enumValueArray()</text:p>
          </table:table-cell>
          <table:table-cell office:value-type="string">
            <text:p>Object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enumValueAt(int)</text:p>
          </table:table-cell>
          <table:table-cell office:value-type="string">
            <text:p>JavaEnumValue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enumValueCount()</text:p>
          </table:table-cell>
          <table:table-cell office:value-type="string">
            <text:p>in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enumValueIterator()</text:p>
          </table:table-cell>
          <table:table-cell office:value-type="string">
            <text:p>Iterator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JavaEnumValue</text:p>
          </table:table-cell>
          <table:table-cell office:value-type="string">
            <text:p>JavaAttribute</text:p>
          </table:table-cell>
          <table:table-cell table:number-columns-repeated="3" office:value-type="string">
            <text:p>---</text:p>
          </table:table-cell>
          <table:table-cell table:number-columns-repeated="251"/>
        </table:table-row>
        <table:table-row table:style-name="ro2">
          <table:table-cell office:value-type="string">
            <text:p>JavaGeneralization</text:p>
          </table:table-cell>
          <table:table-cell table:style-name="ce3" office:value-type="string">
            <text:p>TemplateGeneralization</text:p>
          </table:table-cell>
          <table:table-cell office:value-type="string">
            <text:p>t_getFrom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lementName(JavaClass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ic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ic(JavaClass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JavaOperation</text:p>
          </table:table-cell>
          <table:table-cell table:style-name="ce3" office:value-type="string">
            <text:p>CodeOperation</text:p>
          </table:table-cell>
          <table:table-cell office:value-type="string">
            <text:p>getReference()</text:p>
          </table:table-cell>
          <table:table-cell office:value-type="string">
            <text:p>JavaOperation.Reference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/>
          <table:table-cell table:style-name="ce3"/>
          <table:table-cell office:value-type="string">
            <text:p>hasReferen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Constructo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bstract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inal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ic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ic(JavaClass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Nativ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ReturnTypeModifier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Return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ReturnTypeName(JavaClass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cop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ynchronized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emplateParameters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emplateParameters(JavaClass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JavaOperation.Reference</text:p>
          </table:table-cell>
          <table:table-cell office:value-type="string">
            <text:p>---</text:p>
          </table:table-cell>
          <table:table-cell office:value-type="string">
            <text:p>getRef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RefObject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RefTemplat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JavaPackage</text:p>
          </table:table-cell>
          <table:table-cell table:style-name="ce3" office:value-type="string">
            <text:p>TemplatePackage</text:p>
          </table:table-cell>
          <table:table-cell office:value-type="string">
            <text:p>t_getFullPackag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JavaParameter</text:p>
          </table:table-cell>
          <table:table-cell table:style-name="ce3" office:value-type="string">
            <text:p>CodeParameter</text:p>
          </table:table-cell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inal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ic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ic(JavaClass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Modifier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Name(JavaClass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JavaRealization</text:p>
          </table:table-cell>
          <table:table-cell table:style-name="ce3" office:value-type="string">
            <text:p>TemplateRealization</text:p>
          </table:table-cell>
          <table:table-cell office:value-type="string">
            <text:p>t_getFrom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lementName(JavaClass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ic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ic(JavaClass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JavaTemplateParameter</text:p>
          </table:table-cell>
          <table:table-cell table:style-name="ce3" office:value-type="string">
            <text:p>TemplateTemplateParameter</text:p>
          </table:table-cell>
          <table:table-cell office:value-type="string">
            <text:p>t_getGeneric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ic(JavaClass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JavaTemplateTypeBindDetails</text:p>
          </table:table-cell>
          <table:table-cell table:style-name="ce3" office:value-type="string">
            <text:p>TemplateTemplateTypeBindDetails</text:p>
          </table:table-cell>
          <table:table-cell office:value-type="string">
            <text:p>t_getArguments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rguments(JavaClass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Wildcard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JavaTemplateTypeBindInfo</text:p>
          </table:table-cell>
          <table:table-cell table:style-name="ce3" office:value-type="string">
            <text:p>TemplateTemplateTypeBindInfo</text:p>
          </table:table-cell>
          <table:table-cell office:value-type="string">
            <text:p>t_getBinded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BindedTypeName(JavaClass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etails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etails(JavaClass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JavaUtilities</text:p>
          </table:table-cell>
          <table:table-cell table:style-name="ce3" office:value-type="string">
            <text:p>TemplateUtilities</text:p>
          </table:table-cell>
          <table:table-cell office:value-type="string">
            <text:p>concatName(String, 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concatName(String, String, 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ClassNames(String)</text:p>
          </table:table-cell>
          <table:table-cell office:value-type="string">
            <text:p>String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GenericTemplateTypeBindInfo(TemplateClass, TemplateClass, JavaTemplateTypeBindInfo, Map)</text:p>
          </table:table-cell>
          <table:table-cell table:style-name="ce3" office:value-type="string">
            <text:p>JavaTemplateTypeBindInfo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GenericTypeInfo(TemplateClass, TemplateClass, TemplateObject, TemplateTemplateTypeBindInfo, Map)</text:p>
          </table:table-cell>
          <table:table-cell office:value-type="string">
            <text:p>JavaUtilities.GenericTypeInfo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GenericTypeInfo(TemplateClass, TemplateClass, TemplateTemplateParameter, Map)</text:p>
          </table:table-cell>
          <table:table-cell office:value-type="string">
            <text:p>JavaUtilities.GenericTypeInfo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Indentation(String, int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SimpleClassName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SimpleInitialValue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SimpleVisibility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Stack(Map, String)</text:p>
          </table:table-cell>
          <table:table-cell table:style-name="ce7" office:value-type="string">
            <text:p>Stack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UsedImportClassname(JavaClass, TemplateObject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ndexOf(String[], int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BasicType(String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ReservedWord(String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JavaUtilities.GenericTypeInfo</text:p>
          </table:table-cell>
          <table:table-cell office:value-type="string">
            <text:p>---</text:p>
          </table:table-cell>
          <table:table-cell office:value-type="string">
            <text:p>getType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TypeModifier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Objective-C</text:p>
          </table:table-cell>
          <table:covered-table-cell table:number-columns-repeated="3"/>
          <table:covered-table-cell table:style-name="ce8"/>
          <table:covered-table-cell/>
          <table:table-cell table:number-columns-repeated="250"/>
        </table:table-row>
        <table:table-row table:style-name="ro2">
          <table:table-cell table:style-name="ce1" office:value-type="string">
            <text:p>Class</text:p>
          </table:table-cell>
          <table:table-cell table:style-name="ce1" office:value-type="string">
            <text:p>Super class</text:p>
          </table:table-cell>
          <table:table-cell table:style-name="ce1" office:value-type="string">
            <text:p>API</text:p>
          </table:table-cell>
          <table:table-cell table:style-name="ce1" office:value-type="string">
            <text:p>Return Value</text:p>
          </table:table-cell>
          <table:table-cell table:style-name="ce9" office:value-type="string">
            <text:p>Standard API</text:p>
          </table:table-cell>
          <table:table-cell table:style-name="ce1" office:value-type="string">
            <text:p>Description</text:p>
          </table:table-cell>
          <table:table-cell table:number-columns-repeated="250"/>
        </table:table-row>
        <table:table-row table:style-name="ro2">
          <table:table-cell office:value-type="string">
            <text:p>ObjectiveCAssociation</text:p>
          </table:table-cell>
          <table:table-cell table:style-name="ce3" office:value-type="string">
            <text:p>TemplateAssociation</text:p>
          </table:table-cell>
          <table:table-cell office:value-type="string">
            <text:p>t_getAssociationClass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ssociationClassTo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ca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ent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ossibleName(TemplateAttribute[]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table:style-name="ce3"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TemplateAttribute[]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hasAssociationClass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ProvideG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ProvideS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Elem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rovideG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rovideS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ProvideG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ProvideS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String, 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ObjectiveCAssociationClass</text:p>
          </table:table-cell>
          <table:table-cell table:style-name="ce3" office:value-type="string">
            <text:p>TemplateAssociationClass</text:p>
          </table:table-cell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From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From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To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To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ca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ent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Elem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String, 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ObjectiveCAssociationEnd</text:p>
          </table:table-cell>
          <table:table-cell table:style-name="ce3" office:value-type="string">
            <text:p>TemplateAssociationEnd</text:p>
          </table:table-cell>
          <table:table-cell table:number-columns-repeated="3" office:value-type="string">
            <text:p>---</text:p>
          </table:table-cell>
          <table:table-cell table:number-columns-repeated="251"/>
        </table:table-row>
        <table:table-row table:style-name="ro2">
          <table:table-cell office:value-type="string">
            <text:p>ObjectiveCAttribute</text:p>
          </table:table-cell>
          <table:table-cell table:style-name="ce3" office:value-type="string">
            <text:p>CodeAttribute</text:p>
          </table:table-cell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tter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nitialValu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ca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table:style-name="ce3"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etter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Modifier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ObjectiveCClass</text:p>
          </table:table-cell>
          <table:table-cell table:style-name="ce3" office:value-type="string">
            <text:p>CodeClass</text:p>
          </table:table-cell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i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ul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ullPackag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aliz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Classes()</text:p>
          </table:table-cell>
          <table:table-cell table:style-name="ce3" office:value-type="string">
            <text:p>TemplateClass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Classes(boolean)</text:p>
          </table:table-cell>
          <table:table-cell table:style-name="ce3" office:value-type="string">
            <text:p>TemplateClass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nterfac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Realiz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mportClassesCount()</text:p>
          </table:table-cell>
          <table:table-cell office:value-type="string">
            <text:p>in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ObjectiveCOperation</text:p>
          </table:table-cell>
          <table:table-cell table:style-name="ce3" office:value-type="string">
            <text:p>CodeOperation</text:p>
          </table:table-cell>
          <table:table-cell office:value-type="string">
            <text:p>getReference()</text:p>
          </table:table-cell>
          <table:table-cell office:value-type="string">
            <text:p>ObjectiveCOperation.Reference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hasReferen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Constructo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ReturnTypeModifier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Return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cop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ObjectiveCOperation.Reference</text:p>
          </table:table-cell>
          <table:table-cell office:value-type="string">
            <text:p>---</text:p>
          </table:table-cell>
          <table:table-cell office:value-type="string">
            <text:p>getRef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RefObject()</text:p>
          </table:table-cell>
          <table:table-cell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RefTemplat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ObjectiveCPackage</text:p>
          </table:table-cell>
          <table:table-cell table:style-name="ce3" office:value-type="string">
            <text:p>TemplatePackage</text:p>
          </table:table-cell>
          <table:table-cell office:value-type="string">
            <text:p>t_getFullPackag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ObjectiveCParameter</text:p>
          </table:table-cell>
          <table:table-cell table:style-name="ce3" office:value-type="string">
            <text:p>CodeParameter</text:p>
          </table:table-cell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Modifier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ObjectiveCUtilities</text:p>
          </table:table-cell>
          <table:table-cell table:style-name="ce3" office:value-type="string">
            <text:p>TemplateUtilities</text:p>
          </table:table-cell>
          <table:table-cell office:value-type="string">
            <text:p>concatName(String, 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concatName(String, String, 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SimpleVisibility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BuildinDatatype(String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ReservedWord(String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Perl</text:p>
          </table:table-cell>
          <table:covered-table-cell table:number-columns-repeated="3"/>
          <table:covered-table-cell table:style-name="ce8"/>
          <table:covered-table-cell/>
          <table:table-cell table:number-columns-repeated="250"/>
        </table:table-row>
        <table:table-row table:style-name="ro2">
          <table:table-cell table:style-name="ce1" office:value-type="string">
            <text:p>Class</text:p>
          </table:table-cell>
          <table:table-cell table:style-name="ce1" office:value-type="string">
            <text:p>Super class</text:p>
          </table:table-cell>
          <table:table-cell table:style-name="ce1" office:value-type="string">
            <text:p>API</text:p>
          </table:table-cell>
          <table:table-cell table:style-name="ce1" office:value-type="string">
            <text:p>Return Value</text:p>
          </table:table-cell>
          <table:table-cell table:style-name="ce9" office:value-type="string">
            <text:p>Standard API</text:p>
          </table:table-cell>
          <table:table-cell table:style-name="ce1" office:value-type="string">
            <text:p>Description</text:p>
          </table:table-cell>
          <table:table-cell table:number-columns-repeated="250"/>
        </table:table-row>
        <table:table-row table:style-name="ro2">
          <table:table-cell office:value-type="string">
            <text:p>PerlAssociation</text:p>
          </table:table-cell>
          <table:table-cell table:style-name="ce3" office:value-type="string">
            <text:p>TemplateAssociation</text:p>
          </table:table-cell>
          <table:table-cell office:value-type="string">
            <text:p>t_getAssociationClass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ssociationClassTo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ca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ent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ossibleName(TemplateAttribute[]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table:style-name="ce3"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TemplateAttribute[]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hasAssociationClass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ProvideG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ProvideS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Elem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rovideG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rovideS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ProvideG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ProvideS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String, 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PerlAssociationClass</text:p>
          </table:table-cell>
          <table:table-cell table:style-name="ce3" office:value-type="string">
            <text:p>TemplateAssociationClass</text:p>
          </table:table-cell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From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From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To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To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ca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ent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Elem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String, 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PerlAssociationEnd</text:p>
          </table:table-cell>
          <table:table-cell table:style-name="ce3" office:value-type="string">
            <text:p>TemplateAssociationEnd</text:p>
          </table:table-cell>
          <table:table-cell table:number-columns-repeated="3" office:value-type="string">
            <text:p>---</text:p>
          </table:table-cell>
          <table:table-cell table:number-columns-repeated="251"/>
        </table:table-row>
        <table:table-row table:style-name="ro2">
          <table:table-cell office:value-type="string">
            <text:p>PerlAttribute</text:p>
          </table:table-cell>
          <table:table-cell table:style-name="ce3" office:value-type="string">
            <text:p>CodeAttribute</text:p>
          </table:table-cell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Const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tter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nitialValu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ca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table:style-name="ce3"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etter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Name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PerlClass</text:p>
          </table:table-cell>
          <table:table-cell table:style-name="ce3" office:value-type="string">
            <text:p>CodeClass</text:p>
          </table:table-cell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i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ul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ullPackag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alizationRealiz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Classes()</text:p>
          </table:table-cell>
          <table:table-cell table:style-name="ce3" office:value-type="string">
            <text:p>TemplateClass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Classes(boolean)</text:p>
          </table:table-cell>
          <table:table-cell table:style-name="ce3" office:value-type="string">
            <text:p>TemplateClass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mportClassesCount()</text:p>
          </table:table-cell>
          <table:table-cell office:value-type="string">
            <text:p>in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PerlOperation</text:p>
          </table:table-cell>
          <table:table-cell table:style-name="ce3" office:value-type="string">
            <text:p>CodeOperation</text:p>
          </table:table-cell>
          <table:table-cell office:value-type="string">
            <text:p>getReference()</text:p>
          </table:table-cell>
          <table:table-cell office:value-type="string">
            <text:p>PerlOperation.Reference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/>
          <table:table-cell table:style-name="ce3"/>
          <table:table-cell office:value-type="string">
            <text:p>hasReferen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PerlOperation.Reference</text:p>
          </table:table-cell>
          <table:table-cell office:value-type="string">
            <text:p>---</text:p>
          </table:table-cell>
          <table:table-cell office:value-type="string">
            <text:p>getRef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RefObjec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RefTemplat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PerlPackage</text:p>
          </table:table-cell>
          <table:table-cell table:style-name="ce3" office:value-type="string">
            <text:p>TemplatePackage</text:p>
          </table:table-cell>
          <table:table-cell office:value-type="string">
            <text:p>t_getFullPackag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PerlParameter</text:p>
          </table:table-cell>
          <table:table-cell table:style-name="ce3" office:value-type="string">
            <text:p>CodeParameter</text:p>
          </table:table-cell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table:style-name="ce3"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PerlUtilities</text:p>
          </table:table-cell>
          <table:table-cell table:style-name="ce3" office:value-type="string">
            <text:p>TemplateUtilities</text:p>
          </table:table-cell>
          <table:table-cell office:value-type="string">
            <text:p>concatName(String, 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concatName(String, String, 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convertPackage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Indentation(String, int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SimpleVisibility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ReservedWord(String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PHP</text:p>
          </table:table-cell>
          <table:covered-table-cell table:number-columns-repeated="3"/>
          <table:covered-table-cell table:style-name="ce8"/>
          <table:covered-table-cell/>
          <table:table-cell table:number-columns-repeated="250"/>
        </table:table-row>
        <table:table-row table:style-name="ro2">
          <table:table-cell table:style-name="ce1" office:value-type="string">
            <text:p>Class</text:p>
          </table:table-cell>
          <table:table-cell table:style-name="ce1" office:value-type="string">
            <text:p>Super class</text:p>
          </table:table-cell>
          <table:table-cell table:style-name="ce1" office:value-type="string">
            <text:p>API</text:p>
          </table:table-cell>
          <table:table-cell table:style-name="ce1" office:value-type="string">
            <text:p>Return Value</text:p>
          </table:table-cell>
          <table:table-cell table:style-name="ce9" office:value-type="string">
            <text:p>Standard API</text:p>
          </table:table-cell>
          <table:table-cell table:style-name="ce1" office:value-type="string">
            <text:p>Description</text:p>
          </table:table-cell>
          <table:table-cell table:number-columns-repeated="250"/>
        </table:table-row>
        <table:table-row table:style-name="ro2">
          <table:table-cell office:value-type="string">
            <text:p>PhpAssociation</text:p>
          </table:table-cell>
          <table:table-cell table:style-name="ce3" office:value-type="string">
            <text:p>TemplateAssociation</text:p>
          </table:table-cell>
          <table:table-cell office:value-type="string">
            <text:p>t_getAssociationClass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ssociationClassTo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ca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Opposite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ent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ossibleName(TemplateAttribute[]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table:style-name="ce3"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TemplateAttribute[]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hasAssociationClass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ProvideG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ProvideS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Elem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rovideG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rovideS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ProvideG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ProvideS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String, 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PhpAssociationClass</text:p>
          </table:table-cell>
          <table:table-cell table:style-name="ce3" office:value-type="string">
            <text:p>TemplateAssociationClass</text:p>
          </table:table-cell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From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From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To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To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ca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Opposite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ent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table:style-name="ce3"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Elem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String, 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PhpAssociationEnd</text:p>
          </table:table-cell>
          <table:table-cell table:style-name="ce3" office:value-type="string">
            <text:p>TemplateAssociationEnd</text:p>
          </table:table-cell>
          <table:table-cell table:number-columns-repeated="3" office:value-type="string">
            <text:p>---</text:p>
          </table:table-cell>
          <table:table-cell table:number-columns-repeated="251"/>
        </table:table-row>
        <table:table-row table:style-name="ro2">
          <table:table-cell office:value-type="string">
            <text:p>PhpAttribute</text:p>
          </table:table-cell>
          <table:table-cell table:style-name="ce3" office:value-type="string">
            <text:p>CodeAttribute</text:p>
          </table:table-cell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ttributeName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inal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tter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nitialValu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ca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table:style-name="ce3"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cop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etter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PhpClass</text:p>
          </table:table-cell>
          <table:table-cell table:style-name="ce3" office:value-type="string">
            <text:p>CodeClass</text:p>
          </table:table-cell>
          <table:table-cell office:value-type="string">
            <text:p>t_getAbstract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i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inal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ul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ullPackag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aliz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Classes()</text:p>
          </table:table-cell>
          <table:table-cell table:style-name="ce3" office:value-type="string">
            <text:p>TemplateClass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Classes(boolean)</text:p>
          </table:table-cell>
          <table:table-cell table:style-name="ce3" office:value-type="string">
            <text:p>TemplateClass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nterfac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table:style-name="ce3"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Realiz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mportClassesCount()</text:p>
          </table:table-cell>
          <table:table-cell office:value-type="string">
            <text:p>in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PhpOperation</text:p>
          </table:table-cell>
          <table:table-cell table:style-name="ce3" office:value-type="string">
            <text:p>CodeOperation</text:p>
          </table:table-cell>
          <table:table-cell office:value-type="string">
            <text:p>getReference()</text:p>
          </table:table-cell>
          <table:table-cell office:value-type="string">
            <text:p>PhpOperation.Reference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/>
          <table:table-cell table:style-name="ce3"/>
          <table:table-cell office:value-type="string">
            <text:p>hasReferen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bstract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inal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table:style-name="ce3"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ReturnTypeModifier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Return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cop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PhpOperation.Reference</text:p>
          </table:table-cell>
          <table:table-cell office:value-type="string">
            <text:p>---</text:p>
          </table:table-cell>
          <table:table-cell office:value-type="string">
            <text:p>getRef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RefObjec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RefTemplat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PhpPackage</text:p>
          </table:table-cell>
          <table:table-cell table:style-name="ce3" office:value-type="string">
            <text:p>TemplatePackage</text:p>
          </table:table-cell>
          <table:table-cell office:value-type="string">
            <text:p>t_getFullPackag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PhpParameter</text:p>
          </table:table-cell>
          <table:table-cell table:style-name="ce3" office:value-type="string">
            <text:p>CodeParameter</text:p>
          </table:table-cell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efaultValu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table:style-name="ce3"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Modifier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PhpUtilities</text:p>
          </table:table-cell>
          <table:table-cell table:style-name="ce3" office:value-type="string">
            <text:p>TemplateUtilities</text:p>
          </table:table-cell>
          <table:table-cell office:value-type="string">
            <text:p>addIndentation(String, 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concatName(String, 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concatName(String, String, 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ModifierPostfix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ModifierPrefix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OriginalDocumentation(TemplateObject, Map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OriginalFullName(TemplateObject, Map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OriginalName(TemplateObject, Map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SimpleVisibility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SpecialCharactor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AllowTypeHint(String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ArrayModifier(String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ReservedWord(String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mergeDocumentation(String, 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Python</text:p>
          </table:table-cell>
          <table:covered-table-cell table:number-columns-repeated="3"/>
          <table:covered-table-cell table:style-name="ce8"/>
          <table:covered-table-cell/>
          <table:table-cell table:number-columns-repeated="250"/>
        </table:table-row>
        <table:table-row table:style-name="ro2">
          <table:table-cell table:style-name="ce1" office:value-type="string">
            <text:p>Class</text:p>
          </table:table-cell>
          <table:table-cell table:style-name="ce1" office:value-type="string">
            <text:p>Super class</text:p>
          </table:table-cell>
          <table:table-cell table:style-name="ce1" office:value-type="string">
            <text:p>API</text:p>
          </table:table-cell>
          <table:table-cell table:style-name="ce1" office:value-type="string">
            <text:p>Return Value</text:p>
          </table:table-cell>
          <table:table-cell table:style-name="ce9" office:value-type="string">
            <text:p>Standard API</text:p>
          </table:table-cell>
          <table:table-cell table:style-name="ce1" office:value-type="string">
            <text:p>Description</text:p>
          </table:table-cell>
          <table:table-cell table:number-columns-repeated="250"/>
        </table:table-row>
        <table:table-row table:style-name="ro2">
          <table:table-cell office:value-type="string">
            <text:p>PythonAssociation</text:p>
          </table:table-cell>
          <table:table-cell table:style-name="ce3" office:value-type="string">
            <text:p>TemplateAssociation</text:p>
          </table:table-cell>
          <table:table-cell office:value-type="string">
            <text:p>t_getAssociationClass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ssociationClassTo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Opposite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ent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ossibleName(TemplateAttribute[]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table:style-name="ce3"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TemplateAttribute[]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hasAssociationClass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ProvideG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ProvideS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Elem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rovideG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rovideS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ProvideG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ProvideS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String, 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PythonAssociationClass</text:p>
          </table:table-cell>
          <table:table-cell table:style-name="ce3" office:value-type="string">
            <text:p>TemplateAssociationClass</text:p>
          </table:table-cell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From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From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To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To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Opposite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ent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Elem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String, 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PythonAssociationEnd</text:p>
          </table:table-cell>
          <table:table-cell table:style-name="ce3" office:value-type="string">
            <text:p>TemplateAssociationEnd</text:p>
          </table:table-cell>
          <table:table-cell table:number-columns-repeated="3" office:value-type="string">
            <text:p>---</text:p>
          </table:table-cell>
          <table:table-cell table:number-columns-repeated="251"/>
        </table:table-row>
        <table:table-row table:style-name="ro2">
          <table:table-cell office:value-type="string">
            <text:p>PythonAttribute</text:p>
          </table:table-cell>
          <table:table-cell table:style-name="ce3" office:value-type="string">
            <text:p>CodeAttribute</text:p>
          </table:table-cell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tter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nitialValu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table:style-name="ce3"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etter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PythonClass</text:p>
          </table:table-cell>
          <table:table-cell table:style-name="ce3" office:value-type="string">
            <text:p>CodeClass</text:p>
          </table:table-cell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ul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ullPackag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alizationRealiz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Classes()</text:p>
          </table:table-cell>
          <table:table-cell table:style-name="ce3" office:value-type="string">
            <text:p>TemplateClass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Classes(boolean)</text:p>
          </table:table-cell>
          <table:table-cell table:style-name="ce3" office:value-type="string">
            <text:p>TemplateClass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table:style-name="ce3"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mportClassesCount()</text:p>
          </table:table-cell>
          <table:table-cell office:value-type="string">
            <text:p>in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PythonOperation</text:p>
          </table:table-cell>
          <table:table-cell table:style-name="ce3" office:value-type="string">
            <text:p>CodeOperation</text:p>
          </table:table-cell>
          <table:table-cell office:value-type="string">
            <text:p>getReference()</text:p>
          </table:table-cell>
          <table:table-cell office:value-type="string">
            <text:p>PythonOperation.Reference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hasReferen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table:style-name="ce3"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Return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PythonOperation.Reference</text:p>
          </table:table-cell>
          <table:table-cell office:value-type="string">
            <text:p>---</text:p>
          </table:table-cell>
          <table:table-cell office:value-type="string">
            <text:p>getRef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RefObjec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RefTemplat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PythonPackage</text:p>
          </table:table-cell>
          <table:table-cell table:style-name="ce3" office:value-type="string">
            <text:p>TemplatePackage</text:p>
          </table:table-cell>
          <table:table-cell office:value-type="string">
            <text:p>t_getFullPackag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PythonParameter</text:p>
          </table:table-cell>
          <table:table-cell table:style-name="ce3" office:value-type="string">
            <text:p>CodeParameter</text:p>
          </table:table-cell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efaultValu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table:style-name="ce3"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Modifier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PythonUtilities</text:p>
          </table:table-cell>
          <table:table-cell table:style-name="ce3" office:value-type="string">
            <text:p>TemplateUtilities</text:p>
          </table:table-cell>
          <table:table-cell office:value-type="string">
            <text:p>addIndentation(String, 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concatName(String, 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concatName(String, String, 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Indentation(String, int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OriginalDocumentation(TemplateObject, Map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OriginalFullName(TemplateObject, Map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OriginalName(TemplateObject, Map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SimpleVisibility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SpecialCharactor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ReservedWord(String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mergeDocumentation(String, 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Ruby</text:p>
          </table:table-cell>
          <table:covered-table-cell table:number-columns-repeated="3"/>
          <table:covered-table-cell table:style-name="ce8"/>
          <table:covered-table-cell/>
          <table:table-cell table:number-columns-repeated="250"/>
        </table:table-row>
        <table:table-row table:style-name="ro2">
          <table:table-cell table:style-name="ce1" office:value-type="string">
            <text:p>Class</text:p>
          </table:table-cell>
          <table:table-cell table:style-name="ce1" office:value-type="string">
            <text:p>Super class</text:p>
          </table:table-cell>
          <table:table-cell table:style-name="ce1" office:value-type="string">
            <text:p>API</text:p>
          </table:table-cell>
          <table:table-cell table:style-name="ce1" office:value-type="string">
            <text:p>Return Value</text:p>
          </table:table-cell>
          <table:table-cell table:style-name="ce9" office:value-type="string">
            <text:p>Standard API</text:p>
          </table:table-cell>
          <table:table-cell table:style-name="ce1" office:value-type="string">
            <text:p>Description</text:p>
          </table:table-cell>
          <table:table-cell table:number-columns-repeated="250"/>
        </table:table-row>
        <table:table-row table:style-name="ro2">
          <table:table-cell office:value-type="string">
            <text:p>RubyAssociation</text:p>
          </table:table-cell>
          <table:table-cell table:style-name="ce3" office:value-type="string">
            <text:p>TemplateAssociation</text:p>
          </table:table-cell>
          <table:table-cell office:value-type="string">
            <text:p>t_getAssociationClass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ssociationClassTo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ca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Opposite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ent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ossibleName(TemplateAttribute[]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table:style-name="ce3"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TemplateAttribute[]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hasAssociationClass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ProvideG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ProvideS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Elem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rovideG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rovideS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ProvideG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ProvideSetter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String, 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RubyAssociationClass</text:p>
          </table:table-cell>
          <table:table-cell table:style-name="ce3" office:value-type="string">
            <text:p>TemplateAssociationClass</text:p>
          </table:table-cell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From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From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To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To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ca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Opposite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ent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table:style-name="ce3"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Elem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String, 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RubyAssociationEnd</text:p>
          </table:table-cell>
          <table:table-cell table:style-name="ce3" office:value-type="string">
            <text:p>TemplateAssociationEnd</text:p>
          </table:table-cell>
          <table:table-cell table:number-columns-repeated="3" office:value-type="string">
            <text:p>---</text:p>
          </table:table-cell>
          <table:table-cell table:number-columns-repeated="251"/>
        </table:table-row>
        <table:table-row table:style-name="ro2">
          <table:table-cell office:value-type="string">
            <text:p>RubyAttribute</text:p>
          </table:table-cell>
          <table:table-cell table:style-name="ce3" office:value-type="string">
            <text:p>CodeAttribute</text:p>
          </table:table-cell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ttributeName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tter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nitialValu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ca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table:style-name="ce3"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etter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Visibility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RubyClass</text:p>
          </table:table-cell>
          <table:table-cell table:style-name="ce3" office:value-type="string">
            <text:p>CodeClass</text:p>
          </table:table-cell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ul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ullPackag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alizationRealiz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Classes()</text:p>
          </table:table-cell>
          <table:table-cell table:style-name="ce3" office:value-type="string">
            <text:p>TemplateClass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Classes(boolean)</text:p>
          </table:table-cell>
          <table:table-cell table:style-name="ce3" office:value-type="string">
            <text:p>TemplateClass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table:style-name="ce3"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Realiz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Visibility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mportClassesCount()</text:p>
          </table:table-cell>
          <table:table-cell office:value-type="string">
            <text:p>in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RubyOperation</text:p>
          </table:table-cell>
          <table:table-cell table:style-name="ce3" office:value-type="string">
            <text:p>CodeOperation</text:p>
          </table:table-cell>
          <table:table-cell office:value-type="string">
            <text:p>getNamePost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Reference()</text:p>
          </table:table-cell>
          <table:table-cell office:value-type="string">
            <text:p>RubyOperation.Reference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hasReferen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NamePost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table:style-name="ce3"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ReturnTypeModifier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Return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Visibility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RubyOperation.Reference</text:p>
          </table:table-cell>
          <table:table-cell office:value-type="string">
            <text:p>---</text:p>
          </table:table-cell>
          <table:table-cell office:value-type="string">
            <text:p>getRef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RefObjec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RefTemplat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RubyPackage</text:p>
          </table:table-cell>
          <table:table-cell table:style-name="ce3" office:value-type="string">
            <text:p>TemplatePackage</text:p>
          </table:table-cell>
          <table:table-cell office:value-type="string">
            <text:p>t_getFullPackag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RubyParameter</text:p>
          </table:table-cell>
          <table:table-cell table:style-name="ce3" office:value-type="string">
            <text:p>CodeParameter</text:p>
          </table:table-cell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efaultValu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table:style-name="ce3"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Modifier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RubyUtilities</text:p>
          </table:table-cell>
          <table:table-cell table:style-name="ce3" office:value-type="string">
            <text:p>TemplateUtilities</text:p>
          </table:table-cell>
          <table:table-cell office:value-type="string">
            <text:p>addIndentation(String, 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concatName(String, 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concatName(String, String, 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LastPackage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OriginalDocumentation(TemplateObject, Map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OriginalFullName(TemplateObject, Map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OriginalName(TemplateObject, Map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PackageLevel(String)</text:p>
          </table:table-cell>
          <table:table-cell office:value-type="string">
            <text:p>in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SamePackage(String, 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SimpleVisibility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SpecialCharactor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ArrayModifier(String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ReservedWord(String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mergeDocumentation(String, 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oPackagePart(String)</text:p>
          </table:table-cell>
          <table:table-cell office:value-type="string">
            <text:p>Lis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XSD</text:p>
          </table:table-cell>
          <table:covered-table-cell table:number-columns-repeated="3"/>
          <table:covered-table-cell table:style-name="ce8"/>
          <table:covered-table-cell/>
          <table:table-cell table:number-columns-repeated="250"/>
        </table:table-row>
        <table:table-row table:style-name="ro2">
          <table:table-cell table:style-name="ce1" office:value-type="string">
            <text:p>Class</text:p>
          </table:table-cell>
          <table:table-cell table:style-name="ce1" office:value-type="string">
            <text:p>Super class</text:p>
          </table:table-cell>
          <table:table-cell table:style-name="ce1" office:value-type="string">
            <text:p>API</text:p>
          </table:table-cell>
          <table:table-cell table:style-name="ce1" office:value-type="string">
            <text:p>Return Value</text:p>
          </table:table-cell>
          <table:table-cell table:style-name="ce9" office:value-type="string">
            <text:p>Standard API</text:p>
          </table:table-cell>
          <table:table-cell table:style-name="ce1" office:value-type="string">
            <text:p>Description</text:p>
          </table:table-cell>
          <table:table-cell table:number-columns-repeated="250"/>
        </table:table-row>
        <table:table-row table:style-name="ro2">
          <table:table-cell office:value-type="string">
            <text:p>XsdAssociation</text:p>
          </table:table-cell>
          <table:table-cell table:style-name="ce3" office:value-type="string">
            <text:p>TemplateAssociation</text:p>
          </table:table-cell>
          <table:table-cell office:value-type="string">
            <text:p>t_getAssociationClass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ssociationClassTo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OriginalFrom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Original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OriginalTo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ent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ossibleName(TemplateAttribute[]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table:style-name="ce3"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elf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TemplateAttribute[]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Multiplic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hasAssociationClass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Elem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String, 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XsdAssociationClass</text:p>
          </table:table-cell>
          <table:table-cell table:style-name="ce3" office:value-type="string">
            <text:p>TemplateAssociationClass</text:p>
          </table:table-cell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From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From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ToElement()</text:p>
          </table:table-cell>
          <table:table-cell table:style-name="ce3" office:value-type="string">
            <text:p>TemplateObjec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ToElemen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rom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od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entElement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table:style-name="ce3"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()</text:p>
          </table:table-cell>
          <table:table-cell table:style-name="ce3" office:value-type="string">
            <text:p>TemplateAssociationEn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oEnd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From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Elem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ToNaviabl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String, 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XsdAssociationEnd</text:p>
          </table:table-cell>
          <table:table-cell table:style-name="ce3" office:value-type="string">
            <text:p>TemplateAssociationEnd</text:p>
          </table:table-cell>
          <table:table-cell table:number-columns-repeated="3" office:value-type="string">
            <text:p>---</text:p>
          </table:table-cell>
          <table:table-cell table:number-columns-repeated="251"/>
        </table:table-row>
        <table:table-row table:style-name="ro2">
          <table:table-cell office:value-type="string">
            <text:p>XsdAttribute</text:p>
          </table:table-cell>
          <table:table-cell table:style-name="ce3" office:value-type="string">
            <text:p>CodeAttribute</text:p>
          </table:table-cell>
          <table:table-cell office:value-type="string">
            <text:p>getDefaultValu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TaggedValueContent()</text:p>
          </table:table-cell>
          <table:table-cell table:style-name="ce3" office:value-type="string">
            <text:p>XsdXmlElemen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Us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hasDefaultValu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Attribut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Composit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Element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Attribut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Low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axOccurs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MinOccurs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aramet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table:style-name="ce3"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Simpl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TypePrefixPost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Upper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Visibility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sParentInterfa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XsdClass</text:p>
          </table:table-cell>
          <table:table-cell table:style-name="ce3" office:value-type="string">
            <text:p>CodeClass</text:p>
          </table:table-cell>
          <table:table-cell office:value-type="string">
            <text:p>getReferenceTyp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TaggedValueContent()</text:p>
          </table:table-cell>
          <table:table-cell table:style-name="ce3" office:value-type="string">
            <text:p>XsdXmlElemen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AttributeGroup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Element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Group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Sequenc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SimpleType(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Documentation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ull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ullPackag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alization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alizationClass()</text:p>
          </table:table-cell>
          <table:table-cell table:style-name="ce3" office:value-type="string">
            <text:p>TemplateClass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alizationPre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GeneralizationPrefixPostfix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Classes()</text:p>
          </table:table-cell>
          <table:table-cell table:style-name="ce3" office:value-type="string">
            <text:p>TemplateClass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Classes(boolean)</text:p>
          </table:table-cell>
          <table:table-cell table:style-name="ce3" office:value-type="string">
            <text:p>TemplateClass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Property()</text:p>
          </table:table-cell>
          <table:table-cell office:value-type="string">
            <text:p>Map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importClassesCount()</text:p>
          </table:table-cell>
          <table:table-cell office:value-type="string">
            <text:p>in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prepare(Map)</text:p>
          </table:table-cell>
          <table:table-cell office:value-type="string">
            <text:p>void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xsdAttributeCount()</text:p>
          </table:table-cell>
          <table:table-cell office:value-type="string">
            <text:p>in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xsdAttributeIterator()</text:p>
          </table:table-cell>
          <table:table-cell office:value-type="string">
            <text:p>Iterator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xsdElementAttributeCount()</text:p>
          </table:table-cell>
          <table:table-cell office:value-type="string">
            <text:p>in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xsdElementAttributeIterator()</text:p>
          </table:table-cell>
          <table:table-cell office:value-type="string">
            <text:p>Iterator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XsdPackage</text:p>
          </table:table-cell>
          <table:table-cell table:style-name="ce3" office:value-type="string">
            <text:p>TemplatePackage</text:p>
          </table:table-cell>
          <table:table-cell office:value-type="string">
            <text:p>getExportList()</text:p>
          </table:table-cell>
          <table:table-cell table:style-name="ce3" office:value-type="string">
            <text:p>Lis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Namespace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Prefix(TemplateObject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Prefix(TemplateObject, 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Prefix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Export(ITemplateObject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FullPackag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ImportClasses()</text:p>
          </table:table-cell>
          <table:table-cell table:style-name="ce3" office:value-type="string">
            <text:p>TemplateClass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Namespac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_getNamespaceImport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XsdUtilities</text:p>
          </table:table-cell>
          <table:table-cell table:style-name="ce3" office:value-type="string">
            <text:p>TemplateUtilities</text:p>
          </table:table-cell>
          <table:table-cell office:value-type="string">
            <text:p>concatName(String, 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concatName(String, String, 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MultiplicityFirst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MultiplicityLast(String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OriginalDocumentation(ITemplateObject, Map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isBuildinDatatype(String)</text:p>
          </table:table-cell>
          <table:table-cell office:value-type="string">
            <text:p>boolean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toArray(TemplateObject[])</text:p>
          </table:table-cell>
          <table:table-cell table:style-name="ce3" office:value-type="string">
            <text:p>TemplateObject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XsdXmlElement</text:p>
          </table:table-cell>
          <table:table-cell office:value-type="string">
            <text:p>---</text:p>
          </table:table-cell>
          <table:table-cell office:value-type="string">
            <text:p>attributeCount()</text:p>
          </table:table-cell>
          <table:table-cell office:value-type="string">
            <text:p>in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attributeNameIterator()</text:p>
          </table:table-cell>
          <table:table-cell office:value-type="string">
            <text:p>Iterator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childCount()</text:p>
          </table:table-cell>
          <table:table-cell office:value-type="string">
            <text:p>in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childIterator()</text:p>
          </table:table-cell>
          <table:table-cell office:value-type="string">
            <text:p>Iterator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Attribute(String)</text:p>
          </table:table-cell>
          <table:table-cell table:style-name="ce3"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AttributeNames()</text:p>
          </table:table-cell>
          <table:table-cell table:style-name="ce3" office:value-type="string">
            <text:p>String[]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Child(String)</text:p>
          </table:table-cell>
          <table:table-cell table:style-name="ce3" office:value-type="string">
            <text:p>XsdXmlElement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Nam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getValue()</text:p>
          </table:table-cell>
          <table:table-cell office:value-type="string">
            <text:p>String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Ada95</text:p>
          </table:table-cell>
          <table:covered-table-cell table:number-columns-repeated="3"/>
          <table:covered-table-cell table:style-name="ce8"/>
          <table:covered-table-cell/>
          <table:table-cell table:number-columns-repeated="250"/>
        </table:table-row>
        <table:table-row table:style-name="ro2">
          <table:table-cell table:style-name="ce1" office:value-type="string">
            <text:p>Class</text:p>
          </table:table-cell>
          <table:table-cell table:style-name="ce1" office:value-type="string">
            <text:p>Super class</text:p>
          </table:table-cell>
          <table:table-cell table:style-name="ce1" office:value-type="string">
            <text:p>API</text:p>
          </table:table-cell>
          <table:table-cell table:style-name="ce1" office:value-type="string">
            <text:p>Return Value</text:p>
          </table:table-cell>
          <table:table-cell table:style-name="ce9" office:value-type="string">
            <text:p>Standard API</text:p>
          </table:table-cell>
          <table:table-cell table:style-name="ce1" office:value-type="string">
            <text:p>Description</text:p>
          </table:table-cell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C#</text:p>
          </table:table-cell>
          <table:covered-table-cell table:number-columns-repeated="3"/>
          <table:covered-table-cell table:style-name="ce8"/>
          <table:covered-table-cell/>
          <table:table-cell table:number-columns-repeated="250"/>
        </table:table-row>
        <table:table-row table:style-name="ro2">
          <table:table-cell table:style-name="ce1" office:value-type="string">
            <text:p>Class</text:p>
          </table:table-cell>
          <table:table-cell table:style-name="ce1" office:value-type="string">
            <text:p>Super class</text:p>
          </table:table-cell>
          <table:table-cell table:style-name="ce1" office:value-type="string">
            <text:p>API</text:p>
          </table:table-cell>
          <table:table-cell table:style-name="ce1" office:value-type="string">
            <text:p>Return Value</text:p>
          </table:table-cell>
          <table:table-cell table:style-name="ce9" office:value-type="string">
            <text:p>Standard API</text:p>
          </table:table-cell>
          <table:table-cell table:style-name="ce1" office:value-type="string">
            <text:p>Description</text:p>
          </table:table-cell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VB.Net</text:p>
          </table:table-cell>
          <table:covered-table-cell table:number-columns-repeated="3"/>
          <table:covered-table-cell table:style-name="ce8"/>
          <table:covered-table-cell/>
          <table:table-cell table:number-columns-repeated="250"/>
        </table:table-row>
        <table:table-row table:style-name="ro2">
          <table:table-cell table:style-name="ce1" office:value-type="string">
            <text:p>Class</text:p>
          </table:table-cell>
          <table:table-cell table:style-name="ce1" office:value-type="string">
            <text:p>Super class</text:p>
          </table:table-cell>
          <table:table-cell table:style-name="ce1" office:value-type="string">
            <text:p>API</text:p>
          </table:table-cell>
          <table:table-cell table:style-name="ce1" office:value-type="string">
            <text:p>Return Value</text:p>
          </table:table-cell>
          <table:table-cell table:style-name="ce9" office:value-type="string">
            <text:p>Standard API</text:p>
          </table:table-cell>
          <table:table-cell table:style-name="ce1" office:value-type="string">
            <text:p>Description</text:p>
          </table:table-cell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ODL</text:p>
          </table:table-cell>
          <table:covered-table-cell table:number-columns-repeated="3"/>
          <table:covered-table-cell table:style-name="ce8"/>
          <table:covered-table-cell/>
          <table:table-cell table:number-columns-repeated="250"/>
        </table:table-row>
        <table:table-row table:style-name="ro2">
          <table:table-cell table:style-name="ce1" office:value-type="string">
            <text:p>Class</text:p>
          </table:table-cell>
          <table:table-cell table:style-name="ce1" office:value-type="string">
            <text:p>Super class</text:p>
          </table:table-cell>
          <table:table-cell table:style-name="ce1" office:value-type="string">
            <text:p>API</text:p>
          </table:table-cell>
          <table:table-cell table:style-name="ce1" office:value-type="string">
            <text:p>Return Value</text:p>
          </table:table-cell>
          <table:table-cell table:style-name="ce9" office:value-type="string">
            <text:p>Standard API</text:p>
          </table:table-cell>
          <table:table-cell table:style-name="ce1" office:value-type="string">
            <text:p>Description</text:p>
          </table:table-cell>
          <table:table-cell table:number-columns-repeated="250"/>
        </table:table-row>
        <table:table-row table:style-name="ro1" table:number-rows-repeated="6360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YES" style:family="table-cell" style:parent-style-name="Default">
      <style:table-cell-properties fo:background-color="#99ccff"/>
    </style:style>
    <style:style style:name="NO" style:family="table-cell" style:parent-style-name="YES">
      <style:table-cell-properties fo:background-color="#ffffcc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15">08/15/2007</text:date>, <text:time>15:0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Roy Keung</meta:initial-creator>
    <meta:creation-date>2007-08-15T09:15:02</meta:creation-date>
    <dc:creator>Roy Keung</dc:creator>
    <dc:date>2007-08-15T15:06:09</dc:date>
    <dc:language>en-US</dc:language>
    <meta:editing-cycles>145</meta:editing-cycles>
    <meta:editing-duration>PT4H22M59S</meta:editing-duration>
    <meta:user-defined meta:name="Info 1"/>
    <meta:user-defined meta:name="Info 2"/>
    <meta:user-defined meta:name="Info 3"/>
    <meta:user-defined meta:name="Info 4"/>
    <meta:document-statistic meta:table-count="3" meta:cell-count="6073"/>
  </office:meta>
</office:document-meta>
</file>